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4.2165in"/>
    </style:style>
    <style:style style:name="co8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4425in"/>
    </style:style>
    <style:style style:name="co13" style:family="table-column">
      <style:table-column-properties fo:break-before="auto" style:column-width="0.3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" style:family="table-cell" style:parent-style-name="Default" style:data-style-name="N130"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30"/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2"/>
    <style:style style:name="ce10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e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Robots</text:p>
          </table:table-cell>
          <table:table-cell office:value-type="string" calcext:value-type="string">
            <text:p>Expanded nodes</text:p>
          </table:table-cell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Search Time (s)</text:p>
          </table:table-cell>
          <table:table-cell table:style-name="Default" office:value-type="string" calcext:value-type="string">
            <text:p>Nodes/sec</text:p>
          </table:table-cell>
          <table:table-cell table:style-name="Default" office:value-type="string" calcext:value-type="string">
            <text:p>$\bar{b}$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36" calcext:value-type="float">
            <text:p>36</text:p>
          </table:table-cell>
          <table:table-cell office:value-type="float" office:value="0.024895" calcext:value-type="float">
            <text:p>0.025</text:p>
          </table:table-cell>
          <table:table-cell table:formula="of:=[.C2]/[.E2]" office:value-type="float" office:value="28559.9517975497" calcext:value-type="float">
            <text:p>28560</text:p>
          </table:table-cell>
          <table:table-cell table:formula="of:=[.C2]^(1/([.B2]*[.D2]))" office:value-type="float" office:value="1.20010321727953" calcext:value-type="float">
            <text:p>1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367" calcext:value-type="float">
            <text:p>0.000</text:p>
          </table:table-cell>
          <table:table-cell table:formula="of:=[.C3]/[.E3]" office:value-type="float" office:value="21798.3651226158" calcext:value-type="float">
            <text:p>21798</text:p>
          </table:table-cell>
          <table:table-cell table:formula="of:=[.C3]^(1/([.B3]*[.D3]))" office:value-type="float" office:value="1.68179283050743" calcext:value-type="float">
            <text:p>1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851" calcext:value-type="float">
            <text:p>52851</text:p>
          </table:table-cell>
          <table:table-cell office:value-type="float" office:value="112" calcext:value-type="float">
            <text:p>112</text:p>
          </table:table-cell>
          <table:table-cell office:value-type="float" office:value="0.806212" calcext:value-type="float">
            <text:p>0.806</text:p>
          </table:table-cell>
          <table:table-cell table:formula="of:=[.C4]/[.E4]" office:value-type="float" office:value="65554.7176176986" calcext:value-type="float">
            <text:p>65555</text:p>
          </table:table-cell>
          <table:table-cell table:formula="of:=[.C4]^(1/([.B4]*[.D4]))" office:value-type="float" office:value="1.10197087915666" calcext:value-type="float">
            <text:p>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481" calcext:value-type="float">
            <text:p>0.000</text:p>
          </table:table-cell>
          <table:table-cell table:formula="of:=[.C6]/[.E6]" office:value-type="float" office:value="18711.0187110187" calcext:value-type="float">
            <text:p>18711</text:p>
          </table:table-cell>
          <table:table-cell table:formula="of:=[.C6]^(1/([.B6]*[.D6]))" office:value-type="float" office:value="1.73205080756888" calcext:value-type="float">
            <text:p>1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640" calcext:value-type="float">
            <text:p>39640</text:p>
          </table:table-cell>
          <table:table-cell office:value-type="float" office:value="72" calcext:value-type="float">
            <text:p>72</text:p>
          </table:table-cell>
          <table:table-cell office:value-type="float" office:value="0.649464" calcext:value-type="float">
            <text:p>0.649</text:p>
          </table:table-cell>
          <table:table-cell table:formula="of:=[.C7]/[.E7]" office:value-type="float" office:value="61034.9457398717" calcext:value-type="float">
            <text:p>61035</text:p>
          </table:table-cell>
          <table:table-cell table:formula="of:=[.C7]^(1/([.B7]*[.D7]))" office:value-type="float" office:value="1.15841178545573" calcext:value-type="float">
            <text:p>1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56140" calcext:value-type="float">
            <text:p>956140</text:p>
          </table:table-cell>
          <table:table-cell office:value-type="float" office:value="81" calcext:value-type="float">
            <text:p>81</text:p>
          </table:table-cell>
          <table:table-cell office:value-type="float" office:value="22.308769" calcext:value-type="float">
            <text:p>22.309</text:p>
          </table:table-cell>
          <table:table-cell table:formula="of:=[.C8]/[.E8]" office:value-type="float" office:value="42859.3796457348" calcext:value-type="float">
            <text:p>42859</text:p>
          </table:table-cell>
          <table:table-cell table:formula="of:=[.C8]^(1/([.B8]*[.D8]))" office:value-type="float" office:value="1.18531450390913" calcext:value-type="float">
            <text:p>1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10" calcext:value-type="float">
            <text:p>2710</text:p>
          </table:table-cell>
          <table:table-cell office:value-type="float" office:value="45" calcext:value-type="float">
            <text:p>45</text:p>
          </table:table-cell>
          <table:table-cell office:value-type="float" office:value="0.077083" calcext:value-type="float">
            <text:p>0.077</text:p>
          </table:table-cell>
          <table:table-cell table:formula="of:=[.C9]/[.E9]" office:value-type="float" office:value="35156.9087866326" calcext:value-type="float">
            <text:p>35157</text:p>
          </table:table-cell>
          <table:table-cell table:formula="of:=[.C9]^(1/([.B9]*[.D9]))" office:value-type="float" office:value="1.19203280230285" calcext:value-type="float">
            <text:p>1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8281" calcext:value-type="float">
            <text:p>438281</text:p>
          </table:table-cell>
          <table:table-cell office:value-type="float" office:value="187" calcext:value-type="float">
            <text:p>187</text:p>
          </table:table-cell>
          <table:table-cell office:value-type="float" office:value="7.501508" calcext:value-type="float">
            <text:p>7.502</text:p>
          </table:table-cell>
          <table:table-cell table:formula="of:=[.C10]/[.E10]" office:value-type="float" office:value="58425.7192020591" calcext:value-type="float">
            <text:p>58426</text:p>
          </table:table-cell>
          <table:table-cell table:formula="of:=[.C10]^(1/([.B10]*[.D10]))" office:value-type="float" office:value="1.07193832921771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13146" calcext:value-type="float">
            <text:p>1613146</text:p>
          </table:table-cell>
          <table:table-cell office:value-type="float" office:value="107" calcext:value-type="float">
            <text:p>107</text:p>
          </table:table-cell>
          <table:table-cell office:value-type="float" office:value="35.670642" calcext:value-type="float">
            <text:p>35.671</text:p>
          </table:table-cell>
          <table:table-cell table:formula="of:=[.C11]/[.E11]" office:value-type="float" office:value="45223.3520215308" calcext:value-type="float">
            <text:p>45223</text:p>
          </table:table-cell>
          <table:table-cell table:formula="of:=[.C11]^(1/([.B11]*[.D11]))" office:value-type="float" office:value="1.14291949816838" calcext:value-type="float">
            <text:p>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929184" calcext:value-type="float">
            <text:p>11929184</text:p>
          </table:table-cell>
          <table:table-cell office:value-type="float" office:value="265" calcext:value-type="float">
            <text:p>265</text:p>
          </table:table-cell>
          <table:table-cell office:value-type="float" office:value="418.738096" calcext:value-type="float">
            <text:p>418.738</text:p>
          </table:table-cell>
          <table:table-cell table:formula="of:=[.C12]/[.E12]" office:value-type="float" office:value="28488.4134353995" calcext:value-type="float">
            <text:p>28488</text:p>
          </table:table-cell>
          <table:table-cell table:formula="of:=[.C12]^(1/([.B12]*[.D12]))" office:value-type="float" office:value="1.06341845131136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1268" calcext:value-type="float">
            <text:p>131268</text:p>
          </table:table-cell>
          <table:table-cell office:value-type="float" office:value="195" calcext:value-type="float">
            <text:p>195</text:p>
          </table:table-cell>
          <table:table-cell office:value-type="float" office:value="1.646673" calcext:value-type="float">
            <text:p>1.647</text:p>
          </table:table-cell>
          <table:table-cell table:formula="of:=[.C13]/[.E13]" office:value-type="float" office:value="79717.102302643" calcext:value-type="float">
            <text:p>79717</text:p>
          </table:table-cell>
          <table:table-cell table:formula="of:=[.C13]^(1/([.B13]*[.D13]))" office:value-type="float" office:value="1.06229947918528" calcext:value-type="float">
            <text:p>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30149" calcext:value-type="float">
            <text:p>5230149</text:p>
          </table:table-cell>
          <table:table-cell office:value-type="float" office:value="231" calcext:value-type="float">
            <text:p>231</text:p>
          </table:table-cell>
          <table:table-cell office:value-type="float" office:value="129.173812" calcext:value-type="float">
            <text:p>129.174</text:p>
          </table:table-cell>
          <table:table-cell table:formula="of:=[.C14]/[.E14]" office:value-type="float" office:value="40489.2363167234" calcext:value-type="float">
            <text:p>40489</text:p>
          </table:table-cell>
          <table:table-cell table:formula="of:=[.C14]^(1/([.B14]*[.D14]))" office:value-type="float" office:value="1.069262845835" calcext:value-type="float">
            <text:p>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0.001986" calcext:value-type="float">
            <text:p>0.002</text:p>
          </table:table-cell>
          <table:table-cell table:formula="of:=[.C15]/[.E15]" office:value-type="float" office:value="51359.5166163142" calcext:value-type="float">
            <text:p>51360</text:p>
          </table:table-cell>
          <table:table-cell table:formula="of:=[.C15]^(1/([.B15]*[.D15]))" office:value-type="float" office:value="1.29297134004378" calcext:value-type="float">
            <text:p>1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040106" calcext:value-type="float">
            <text:p>6040106</text:p>
          </table:table-cell>
          <table:table-cell office:value-type="float" office:value="211" calcext:value-type="float">
            <text:p>211</text:p>
          </table:table-cell>
          <table:table-cell office:value-type="float" office:value="168.958069" calcext:value-type="float">
            <text:p>168.958</text:p>
          </table:table-cell>
          <table:table-cell table:formula="of:=[.C16]/[.E16]" office:value-type="float" office:value="35749.1419956983" calcext:value-type="float">
            <text:p>35749</text:p>
          </table:table-cell>
          <table:table-cell table:formula="of:=[.C16]^(1/([.B16]*[.D16]))" office:value-type="float" office:value="1.07680645907796" calcext:value-type="float">
            <text:p>1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9111" calcext:value-type="float">
            <text:p>2339111</text:p>
          </table:table-cell>
          <table:table-cell office:value-type="float" office:value="86" calcext:value-type="float">
            <text:p>86</text:p>
          </table:table-cell>
          <table:table-cell office:value-type="float" office:value="68.897353" calcext:value-type="float">
            <text:p>68.897</text:p>
          </table:table-cell>
          <table:table-cell table:formula="of:=[.C17]/[.E17]" office:value-type="float" office:value="33950.6657099004" calcext:value-type="float">
            <text:p>33951</text:p>
          </table:table-cell>
          <table:table-cell table:formula="of:=[.C17]^(1/([.B17]*[.D17]))" office:value-type="float" office:value="1.18592911312121" calcext:value-type="float">
            <text:p>1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0541171" calcext:value-type="float">
            <text:p>60541171</text:p>
          </table:table-cell>
          <table:table-cell office:value-type="float" office:value="352" calcext:value-type="float">
            <text:p>352</text:p>
          </table:table-cell>
          <table:table-cell office:value-type="float" office:value="5420.703454" calcext:value-type="float">
            <text:p>5420.703</text:p>
          </table:table-cell>
          <table:table-cell table:formula="of:=[.C18]/[.E18]" office:value-type="float" office:value="11168.5082044704" calcext:value-type="float">
            <text:p>11169</text:p>
          </table:table-cell>
          <table:table-cell table:formula="of:=[.C18]^(1/([.B18]*[.D18]))" office:value-type="float" office:value="1.05222374702668" calcext:value-type="float">
            <text:p>1.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3020508" calcext:value-type="float">
            <text:p>23020508</text:p>
          </table:table-cell>
          <table:table-cell office:value-type="float" office:value="150" calcext:value-type="float">
            <text:p>150</text:p>
          </table:table-cell>
          <table:table-cell office:value-type="float" office:value="2206.348672" calcext:value-type="float">
            <text:p>2206.349</text:p>
          </table:table-cell>
          <table:table-cell table:formula="of:=[.C20]/[.E20]" office:value-type="float" office:value="10433.7579513815" calcext:value-type="float">
            <text:p>10434</text:p>
          </table:table-cell>
          <table:table-cell table:formula="of:=[.C20]^(1/([.B20]*[.D20]))" office:value-type="float" office:value="1.1196460854005" calcext:value-type="float">
            <text:p>1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110" calcext:value-type="float">
            <text:p>6110</text:p>
          </table:table-cell>
          <table:table-cell office:value-type="float" office:value="57" calcext:value-type="float">
            <text:p>57</text:p>
          </table:table-cell>
          <table:table-cell office:value-type="float" office:value="0.154316" calcext:value-type="float">
            <text:p>0.154</text:p>
          </table:table-cell>
          <table:table-cell table:formula="of:=[.C25]/[.E25]" office:value-type="float" office:value="39594.0796806553" calcext:value-type="float">
            <text:p>39594</text:p>
          </table:table-cell>
          <table:table-cell table:formula="of:=[.C25]^(1/([.B25]*[.D25]))" office:value-type="float" office:value="1.16525714780311" calcext:value-type="float">
            <text:p>1.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6183" calcext:value-type="float">
            <text:p>96183</text:p>
          </table:table-cell>
          <table:table-cell office:value-type="float" office:value="30" calcext:value-type="float">
            <text:p>30</text:p>
          </table:table-cell>
          <table:table-cell office:value-type="float" office:value="5.712276" calcext:value-type="float">
            <text:p>5.712</text:p>
          </table:table-cell>
          <table:table-cell table:formula="of:=[.C26]/[.E26]" office:value-type="float" office:value="16837.9469059268" calcext:value-type="float">
            <text:p>16838</text:p>
          </table:table-cell>
          <table:table-cell table:formula="of:=[.C26]^(1/([.B26]*[.D26]))" office:value-type="float" office:value="1.21074208510671" calcext:value-type="float">
            <text:p>1.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53575" calcext:value-type="float">
            <text:p>1053575</text:p>
          </table:table-cell>
          <table:table-cell office:value-type="float" office:value="24" calcext:value-type="float">
            <text:p>24</text:p>
          </table:table-cell>
          <table:table-cell office:value-type="float" office:value="383.604831" calcext:value-type="float">
            <text:p>383.605</text:p>
          </table:table-cell>
          <table:table-cell table:formula="of:=[.C27]/[.E27]" office:value-type="float" office:value="2746.5112919811" calcext:value-type="float">
            <text:p>2747</text:p>
          </table:table-cell>
          <table:table-cell table:formula="of:=[.C27]^(1/([.B27]*[.D27]))" office:value-type="float" office:value="1.21240615184183" calcext:value-type="float">
            <text:p>1.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0576" calcext:value-type="float">
            <text:p>70576</text:p>
          </table:table-cell>
          <table:table-cell office:value-type="float" office:value="72" calcext:value-type="float">
            <text:p>72</text:p>
          </table:table-cell>
          <table:table-cell office:value-type="float" office:value="1.135993" calcext:value-type="float">
            <text:p>1.136</text:p>
          </table:table-cell>
          <table:table-cell table:formula="of:=[.C28]/[.E28]" office:value-type="float" office:value="62127.1433890878" calcext:value-type="float">
            <text:p>62127</text:p>
          </table:table-cell>
          <table:table-cell table:formula="of:=[.C28]^(1/([.B28]*[.D28]))" office:value-type="float" office:value="1.16773005684176" calcext:value-type="float">
            <text:p>1.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707021" calcext:value-type="float">
            <text:p>1707021</text:p>
          </table:table-cell>
          <table:table-cell office:value-type="float" office:value="41" calcext:value-type="float">
            <text:p>41</text:p>
          </table:table-cell>
          <table:table-cell office:value-type="float" office:value="205.225721" calcext:value-type="float">
            <text:p>205.226</text:p>
          </table:table-cell>
          <table:table-cell table:formula="of:=[.C29]/[.E29]" office:value-type="float" office:value="8317.773189843" calcext:value-type="float">
            <text:p>8318</text:p>
          </table:table-cell>
          <table:table-cell table:formula="of:=[.C29]^(1/([.B29]*[.D29]))" office:value-type="float" office:value="1.19124999815663" calcext:value-type="float">
            <text:p>1.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25890" calcext:value-type="float">
            <text:p>325890</text:p>
          </table:table-cell>
          <table:table-cell office:value-type="float" office:value="75" calcext:value-type="float">
            <text:p>75</text:p>
          </table:table-cell>
          <table:table-cell office:value-type="float" office:value="7.183616" calcext:value-type="float">
            <text:p>7.184</text:p>
          </table:table-cell>
          <table:table-cell table:formula="of:=[.C31]/[.E31]" office:value-type="float" office:value="45365.7322440398" calcext:value-type="float">
            <text:p>45366</text:p>
          </table:table-cell>
          <table:table-cell table:formula="of:=[.C31]^(1/([.B31]*[.D31]))" office:value-type="float" office:value="1.18442513144537" calcext:value-type="float">
            <text:p>1.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952634" calcext:value-type="float">
            <text:p>2952634</text:p>
          </table:table-cell>
          <table:table-cell office:value-type="float" office:value="40" calcext:value-type="float">
            <text:p>40</text:p>
          </table:table-cell>
          <table:table-cell office:value-type="float" office:value="1185.802001" calcext:value-type="float">
            <text:p>1185.802</text:p>
          </table:table-cell>
          <table:table-cell table:formula="of:=[.C32]/[.E32]" office:value-type="float" office:value="2489.98905172197" calcext:value-type="float">
            <text:p>2490</text:p>
          </table:table-cell>
          <table:table-cell table:formula="of:=[.C32]^(1/([.B32]*[.D32]))" office:value-type="float" office:value="1.20469642126382" calcext:value-type="float">
            <text:p>1.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 table:style-name="ce1" office:value-type="string" calcext:value-type="string">
            <text:p>-</text:p>
          </table:table-cell>
        </table:table-row>
      </table:table>
      <table:table table:name="noh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8"/>
        <table:table-column table:style-name="co7" table:default-cell-style-name="ce9"/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Robots</text:p>
          </table:table-cell>
          <table:table-cell office:value-type="string" calcext:value-type="string">
            <text:p>Expanded nodes</text:p>
          </table:table-cell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Search Time (s)</text:p>
          </table:table-cell>
          <table:table-cell table:style-name="Default" office:value-type="string" calcext:value-type="string">
            <text:p>Nodes/sec</text:p>
          </table:table-cell>
          <table:table-cell table:style-name="Default" office:value-type="string" calcext:value-type="string">
            <text:p>$\bar{b}$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36" calcext:value-type="float">
            <text:p>36</text:p>
          </table:table-cell>
          <table:table-cell office:value-type="float" office:value="0.028136" calcext:value-type="float">
            <text:p>0.028</text:p>
          </table:table-cell>
          <table:table-cell table:formula="of:=[.C2]/[.E2]" office:value-type="float" office:value="29428.4901905033" calcext:value-type="float">
            <text:p>29428</text:p>
          </table:table-cell>
          <table:table-cell table:formula="of:=[.C2]^(1/([.B2]*[.D2]))" office:value-type="float" office:value="1.20519243861636" calcext:value-type="float">
            <text:p>1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344" calcext:value-type="float">
            <text:p>0.000</text:p>
          </table:table-cell>
          <table:table-cell table:formula="of:=[.C3]/[.E3]" office:value-type="float" office:value="26162.7906976744" calcext:value-type="float">
            <text:p>26163</text:p>
          </table:table-cell>
          <table:table-cell table:formula="of:=[.C3]^(1/([.B3]*[.D3]))" office:value-type="float" office:value="1.73205080756888" calcext:value-type="float">
            <text:p>1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564" calcext:value-type="float">
            <text:p>54564</text:p>
          </table:table-cell>
          <table:table-cell office:value-type="float" office:value="112" calcext:value-type="float">
            <text:p>112</text:p>
          </table:table-cell>
          <table:table-cell office:value-type="float" office:value="0.823306" calcext:value-type="float">
            <text:p>0.823</text:p>
          </table:table-cell>
          <table:table-cell table:formula="of:=[.C4]/[.E4]" office:value-type="float" office:value="66274.2649755984" calcext:value-type="float">
            <text:p>66274</text:p>
          </table:table-cell>
          <table:table-cell table:formula="of:=[.C4]^(1/([.B4]*[.D4]))" office:value-type="float" office:value="1.10228476605407" calcext:value-type="float">
            <text:p>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000576" calcext:value-type="float">
            <text:p>0.001</text:p>
          </table:table-cell>
          <table:table-cell table:formula="of:=[.C6]/[.E6]" office:value-type="float" office:value="19097.2222222222" calcext:value-type="float">
            <text:p>19097</text:p>
          </table:table-cell>
          <table:table-cell table:formula="of:=[.C6]^(1/([.B6]*[.D6]))" office:value-type="float" office:value="1.82116028683787" calcext:value-type="float">
            <text:p>1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1875" calcext:value-type="float">
            <text:p>81875</text:p>
          </table:table-cell>
          <table:table-cell office:value-type="float" office:value="72" calcext:value-type="float">
            <text:p>72</text:p>
          </table:table-cell>
          <table:table-cell office:value-type="float" office:value="1.245722" calcext:value-type="float">
            <text:p>1.246</text:p>
          </table:table-cell>
          <table:table-cell table:formula="of:=[.C7]/[.E7]" office:value-type="float" office:value="65724.9370244726" calcext:value-type="float">
            <text:p>65725</text:p>
          </table:table-cell>
          <table:table-cell table:formula="of:=[.C7]^(1/([.B7]*[.D7]))" office:value-type="float" office:value="1.17014104320361" calcext:value-type="float">
            <text:p>1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91911" calcext:value-type="float">
            <text:p>1691911</text:p>
          </table:table-cell>
          <table:table-cell office:value-type="float" office:value="81" calcext:value-type="float">
            <text:p>81</text:p>
          </table:table-cell>
          <table:table-cell office:value-type="float" office:value="42.766738" calcext:value-type="float">
            <text:p>42.767</text:p>
          </table:table-cell>
          <table:table-cell table:formula="of:=[.C8]/[.E8]" office:value-type="float" office:value="39561.3759459513" calcext:value-type="float">
            <text:p>39561</text:p>
          </table:table-cell>
          <table:table-cell table:formula="of:=[.C8]^(1/([.B8]*[.D8]))" office:value-type="float" office:value="1.19369548046383" calcext:value-type="float">
            <text:p>1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35" calcext:value-type="float">
            <text:p>4235</text:p>
          </table:table-cell>
          <table:table-cell office:value-type="float" office:value="45" calcext:value-type="float">
            <text:p>45</text:p>
          </table:table-cell>
          <table:table-cell office:value-type="float" office:value="0.04915" calcext:value-type="float">
            <text:p>0.049</text:p>
          </table:table-cell>
          <table:table-cell table:formula="of:=[.C9]/[.E9]" office:value-type="float" office:value="86164.8016276704" calcext:value-type="float">
            <text:p>86165</text:p>
          </table:table-cell>
          <table:table-cell table:formula="of:=[.C9]^(1/([.B9]*[.D9]))" office:value-type="float" office:value="1.2039175421263" calcext:value-type="float">
            <text:p>1.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6860" calcext:value-type="float">
            <text:p>526860</text:p>
          </table:table-cell>
          <table:table-cell office:value-type="float" office:value="187" calcext:value-type="float">
            <text:p>187</text:p>
          </table:table-cell>
          <table:table-cell office:value-type="float" office:value="8.373404" calcext:value-type="float">
            <text:p>8.373</text:p>
          </table:table-cell>
          <table:table-cell table:formula="of:=[.C10]/[.E10]" office:value-type="float" office:value="62920.6473257471" calcext:value-type="float">
            <text:p>62921</text:p>
          </table:table-cell>
          <table:table-cell table:formula="of:=[.C10]^(1/([.B10]*[.D10]))" office:value-type="float" office:value="1.07299401781389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35478" calcext:value-type="float">
            <text:p>1635478</text:p>
          </table:table-cell>
          <table:table-cell office:value-type="float" office:value="107" calcext:value-type="float">
            <text:p>107</text:p>
          </table:table-cell>
          <table:table-cell office:value-type="float" office:value="35.532046" calcext:value-type="float">
            <text:p>35.532</text:p>
          </table:table-cell>
          <table:table-cell table:formula="of:=[.C11]/[.E11]" office:value-type="float" office:value="46028.2529185063" calcext:value-type="float">
            <text:p>46028</text:p>
          </table:table-cell>
          <table:table-cell table:formula="of:=[.C11]^(1/([.B11]*[.D11]))" office:value-type="float" office:value="1.14306636535444" calcext:value-type="float">
            <text:p>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164979" calcext:value-type="float">
            <text:p>14164979</text:p>
          </table:table-cell>
          <table:table-cell office:value-type="float" office:value="265" calcext:value-type="float">
            <text:p>265</text:p>
          </table:table-cell>
          <table:table-cell office:value-type="float" office:value="546.662165" calcext:value-type="float">
            <text:p>546.662</text:p>
          </table:table-cell>
          <table:table-cell table:formula="of:=[.C12]/[.E12]" office:value-type="float" office:value="25911.7603282459" calcext:value-type="float">
            <text:p>25912</text:p>
          </table:table-cell>
          <table:table-cell table:formula="of:=[.C12]^(1/([.B12]*[.D12]))" office:value-type="float" office:value="1.06410803005153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4077" calcext:value-type="float">
            <text:p>134077</text:p>
          </table:table-cell>
          <table:table-cell office:value-type="float" office:value="195" calcext:value-type="float">
            <text:p>195</text:p>
          </table:table-cell>
          <table:table-cell office:value-type="float" office:value="1.825929" calcext:value-type="float">
            <text:p>1.826</text:p>
          </table:table-cell>
          <table:table-cell table:formula="of:=[.C13]/[.E13]" office:value-type="float" office:value="73429.4706968343" calcext:value-type="float">
            <text:p>73429</text:p>
          </table:table-cell>
          <table:table-cell table:formula="of:=[.C13]^(1/([.B13]*[.D13]))" office:value-type="float" office:value="1.06241483061615" calcext:value-type="float">
            <text:p>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30889" calcext:value-type="float">
            <text:p>5230889</text:p>
          </table:table-cell>
          <table:table-cell office:value-type="float" office:value="231" calcext:value-type="float">
            <text:p>231</text:p>
          </table:table-cell>
          <table:table-cell office:value-type="float" office:value="136.384127" calcext:value-type="float">
            <text:p>136.384</text:p>
          </table:table-cell>
          <table:table-cell table:formula="of:=[.C14]/[.E14]" office:value-type="float" office:value="38354.0894022073" calcext:value-type="float">
            <text:p>38354</text:p>
          </table:table-cell>
          <table:table-cell table:formula="of:=[.C14]^(1/([.B14]*[.D14]))" office:value-type="float" office:value="1.06926350071174" calcext:value-type="float">
            <text:p>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office:value-type="float" office:value="0.00353" calcext:value-type="float">
            <text:p>0.004</text:p>
          </table:table-cell>
          <table:table-cell table:formula="of:=[.C15]/[.E15]" office:value-type="float" office:value="91784.7025495751" calcext:value-type="float">
            <text:p>91785</text:p>
          </table:table-cell>
          <table:table-cell table:formula="of:=[.C15]^(1/([.B15]*[.D15]))" office:value-type="float" office:value="1.37871570534173" calcext:value-type="float">
            <text:p>1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130346" calcext:value-type="float">
            <text:p>6130346</text:p>
          </table:table-cell>
          <table:table-cell office:value-type="float" office:value="211" calcext:value-type="float">
            <text:p>211</text:p>
          </table:table-cell>
          <table:table-cell office:value-type="float" office:value="171.831949" calcext:value-type="float">
            <text:p>171.832</text:p>
          </table:table-cell>
          <table:table-cell table:formula="of:=[.C16]/[.E16]" office:value-type="float" office:value="35676.403810097" calcext:value-type="float">
            <text:p>35676</text:p>
          </table:table-cell>
          <table:table-cell table:formula="of:=[.C16]^(1/([.B16]*[.D16]))" office:value-type="float" office:value="1.07688214250546" calcext:value-type="float">
            <text:p>1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22202" calcext:value-type="float">
            <text:p>4522202</text:p>
          </table:table-cell>
          <table:table-cell office:value-type="float" office:value="86" calcext:value-type="float">
            <text:p>86</text:p>
          </table:table-cell>
          <table:table-cell office:value-type="float" office:value="186.030686" calcext:value-type="float">
            <text:p>186.031</text:p>
          </table:table-cell>
          <table:table-cell table:formula="of:=[.C17]/[.E17]" office:value-type="float" office:value="24308.9035321839" calcext:value-type="float">
            <text:p>24309</text:p>
          </table:table-cell>
          <table:table-cell table:formula="of:=[.C17]^(1/([.B17]*[.D17]))" office:value-type="float" office:value="1.19505471638892" calcext:value-type="float">
            <text:p>1.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2859453" calcext:value-type="float">
            <text:p>62859453</text:p>
          </table:table-cell>
          <table:table-cell office:value-type="float" office:value="352" calcext:value-type="float">
            <text:p>352</text:p>
          </table:table-cell>
          <table:table-cell office:value-type="float" office:value="5775.893172" calcext:value-type="float">
            <text:p>5775.893</text:p>
          </table:table-cell>
          <table:table-cell table:formula="of:=[.C18]/[.E18]" office:value-type="float" office:value="10883.0705707519" calcext:value-type="float">
            <text:p>10883</text:p>
          </table:table-cell>
          <table:table-cell table:formula="of:=[.C18]^(1/([.B18]*[.D18]))" office:value-type="float" office:value="1.0523360829401" calcext:value-type="float">
            <text:p>1.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1884490" calcext:value-type="float">
            <text:p>31884490</text:p>
          </table:table-cell>
          <table:table-cell office:value-type="float" office:value="150" calcext:value-type="float">
            <text:p>150</text:p>
          </table:table-cell>
          <table:table-cell office:value-type="float" office:value="3287.977066" calcext:value-type="float">
            <text:p>3287.977</text:p>
          </table:table-cell>
          <table:table-cell table:formula="of:=[.C20]/[.E20]" office:value-type="float" office:value="9697.29695797094" calcext:value-type="float">
            <text:p>9697</text:p>
          </table:table-cell>
          <table:table-cell table:formula="of:=[.C20]^(1/([.B20]*[.D20]))" office:value-type="float" office:value="1.12208010750763" calcext:value-type="float">
            <text:p>1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277" calcext:value-type="float">
            <text:p>8277</text:p>
          </table:table-cell>
          <table:table-cell office:value-type="float" office:value="57" calcext:value-type="float">
            <text:p>57</text:p>
          </table:table-cell>
          <table:table-cell office:value-type="float" office:value="0.157076" calcext:value-type="float">
            <text:p>0.157</text:p>
          </table:table-cell>
          <table:table-cell table:formula="of:=[.C25]/[.E25]" office:value-type="float" office:value="52694.2371845476" calcext:value-type="float">
            <text:p>52694</text:p>
          </table:table-cell>
          <table:table-cell table:formula="of:=[.C25]^(1/([.B25]*[.D25]))" office:value-type="float" office:value="1.1714792844015" calcext:value-type="float">
            <text:p>1.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58060" calcext:value-type="float">
            <text:p>258060</text:p>
          </table:table-cell>
          <table:table-cell office:value-type="float" office:value="30" calcext:value-type="float">
            <text:p>30</text:p>
          </table:table-cell>
          <table:table-cell office:value-type="float" office:value="14.698923" calcext:value-type="float">
            <text:p>14.699</text:p>
          </table:table-cell>
          <table:table-cell table:formula="of:=[.C26]/[.E26]" office:value-type="float" office:value="17556.3883149806" calcext:value-type="float">
            <text:p>17556</text:p>
          </table:table-cell>
          <table:table-cell table:formula="of:=[.C26]^(1/([.B26]*[.D26]))" office:value-type="float" office:value="1.23082226797988" calcext:value-type="float">
            <text:p>1.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888080" calcext:value-type="float">
            <text:p>7888080</text:p>
          </table:table-cell>
          <table:table-cell office:value-type="float" office:value="24" calcext:value-type="float">
            <text:p>24</text:p>
          </table:table-cell>
          <table:table-cell office:value-type="float" office:value="6456.264575" calcext:value-type="float">
            <text:p>6456.265</text:p>
          </table:table-cell>
          <table:table-cell table:formula="of:=[.C27]/[.E27]" office:value-type="float" office:value="1221.77149160589" calcext:value-type="float">
            <text:p>1222</text:p>
          </table:table-cell>
          <table:table-cell table:formula="of:=[.C27]^(1/([.B27]*[.D27]))" office:value-type="float" office:value="1.24678413726548" calcext:value-type="float">
            <text:p>1.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63874" calcext:value-type="float">
            <text:p>163874</text:p>
          </table:table-cell>
          <table:table-cell office:value-type="float" office:value="72" calcext:value-type="float">
            <text:p>72</text:p>
          </table:table-cell>
          <table:table-cell office:value-type="float" office:value="2.502496" calcext:value-type="float">
            <text:p>2.502</text:p>
          </table:table-cell>
          <table:table-cell table:formula="of:=[.C28]/[.E28]" office:value-type="float" office:value="65484.2205541987" calcext:value-type="float">
            <text:p>65484</text:p>
          </table:table-cell>
          <table:table-cell table:formula="of:=[.C28]^(1/([.B28]*[.D28]))" office:value-type="float" office:value="1.18147286270741" calcext:value-type="float">
            <text:p>1.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063536" calcext:value-type="float">
            <text:p>6063536</text:p>
          </table:table-cell>
          <table:table-cell office:value-type="float" office:value="41" calcext:value-type="float">
            <text:p>41</text:p>
          </table:table-cell>
          <table:table-cell office:value-type="float" office:value="1077.025052" calcext:value-type="float">
            <text:p>1077.025</text:p>
          </table:table-cell>
          <table:table-cell table:formula="of:=[.C29]/[.E29]" office:value-type="float" office:value="5629.89318469446" calcext:value-type="float">
            <text:p>5630</text:p>
          </table:table-cell>
          <table:table-cell table:formula="of:=[.C29]^(1/([.B29]*[.D29]))" office:value-type="float" office:value="1.20980721511514" calcext:value-type="float">
            <text:p>1.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132026" calcext:value-type="float">
            <text:p>3132026</text:p>
          </table:table-cell>
          <table:table-cell office:value-type="float" office:value="75" calcext:value-type="float">
            <text:p>75</text:p>
          </table:table-cell>
          <table:table-cell office:value-type="float" office:value="152.254996" calcext:value-type="float">
            <text:p>152.255</text:p>
          </table:table-cell>
          <table:table-cell table:formula="of:=[.C31]/[.E31]" office:value-type="float" office:value="20570.9243196197" calcext:value-type="float">
            <text:p>20571</text:p>
          </table:table-cell>
          <table:table-cell table:formula="of:=[.C31]^(1/([.B31]*[.D31]))" office:value-type="float" office:value="1.22070579077759" calcext:value-type="float">
            <text:p>1.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2"/>
          <table:table-cell table:style-name="ce6" table:number-columns-repeated="5"/>
        </table:table-row>
        <table:table-row table:style-name="ro1">
          <table:table-cell table:style-name="Default" table:number-columns-repeated="2"/>
          <table:table-cell table:style-name="ce6" table:number-columns-repeated="5"/>
        </table:table-row>
      </table:table>
      <table:table table:name="table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10" table:default-cell-style-name="ce11"/>
        <table:table-column table:style-name="co10" table:default-cell-style-name="Default"/>
        <table:table-column table:style-name="co11" table:default-cell-style-name="ce9"/>
        <table:table-column table:style-name="co13" table:default-cell-style-name="ce9"/>
        <table:table-row table:style-name="ro1">
          <table:table-cell table:formula="of:=[heu.A1]" office:value-type="string" office:string-value="Problem" calcext:value-type="string">
            <text:p>Problem</text:p>
          </table:table-cell>
          <table:table-cell office:value-type="string" calcext:value-type="string">
            <text:p>Robots</text:p>
          </table:table-cell>
          <table:table-cell table:formula="of:=[heu.D1]" office:value-type="string" office:string-value="Length" calcext:value-type="string">
            <text:p>Length</text:p>
          </table:table-cell>
          <table:table-cell table:style-name="Default" office:value-type="string" calcext:value-type="string">
            <text:p>UCS</text:p>
          </table:table-cell>
          <table:table-cell office:value-type="string" calcext:value-type="string">
            <text:p>A*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he2</text:p>
          </table:table-cell>
        </table:table-row>
        <table:table-row table:style-name="ro1">
          <table:table-cell table:formula="of:=[heu.A2]" office:value-type="float" office:value="1" calcext:value-type="float">
            <text:p>1</text:p>
          </table:table-cell>
          <table:table-cell table:formula="of:=[heu.B2]" office:value-type="float" office:value="1" calcext:value-type="float">
            <text:p>1</text:p>
          </table:table-cell>
          <table:table-cell table:formula="of:=[heu.D2]" office:value-type="float" office:value="36" calcext:value-type="float">
            <text:p>36</text:p>
          </table:table-cell>
          <table:table-cell table:formula="of:=[noh.C2]" office:value-type="float" office:value="828" calcext:value-type="float">
            <text:p>828</text:p>
          </table:table-cell>
          <table:table-cell table:formula="of:=[heu.C2]" office:value-type="float" office:value="711" calcext:value-type="float">
            <text:p>711</text:p>
          </table:table-cell>
          <table:table-cell table:formula="of:=[.D2]/[.E2]" office:value-type="float" office:value="1.16455696202532" calcext:value-type="float">
            <text:p>1.16</text:p>
          </table:table-cell>
          <table:table-cell table:formula="of:=[.E2]/[he2.C2]" office:value-type="float" office:value="1.29272727272727" calcext:value-type="float">
            <text:p>1.29</text:p>
          </table:table-cell>
        </table:table-row>
        <table:table-row table:style-name="ro1">
          <table:table-cell table:formula="of:=[heu.A3]" office:value-type="float" office:value="2" calcext:value-type="float">
            <text:p>2</text:p>
          </table:table-cell>
          <table:table-cell table:formula="of:=[heu.B3]" office:value-type="float" office:value="1" calcext:value-type="float">
            <text:p>1</text:p>
          </table:table-cell>
          <table:table-cell table:formula="of:=[heu.D3]" office:value-type="float" office:value="4" calcext:value-type="float">
            <text:p>4</text:p>
          </table:table-cell>
          <table:table-cell table:formula="of:=[noh.C3]" office:value-type="float" office:value="9" calcext:value-type="float">
            <text:p>9</text:p>
          </table:table-cell>
          <table:table-cell table:formula="of:=[heu.C3]" office:value-type="float" office:value="8" calcext:value-type="float">
            <text:p>8</text:p>
          </table:table-cell>
          <table:table-cell table:formula="of:=[.D3]/[.E3]" office:value-type="float" office:value="1.125" calcext:value-type="float">
            <text:p>1.13</text:p>
          </table:table-cell>
          <table:table-cell table:formula="of:=[.E3]/[he2.C3]" office:value-type="float" office:value="1" calcext:value-type="float">
            <text:p>1.00</text:p>
          </table:table-cell>
        </table:table-row>
        <table:table-row table:style-name="ro1">
          <table:table-cell table:formula="of:=[heu.A4]" office:value-type="float" office:value="3" calcext:value-type="float">
            <text:p>3</text:p>
          </table:table-cell>
          <table:table-cell table:formula="of:=[heu.B4]" office:value-type="float" office:value="1" calcext:value-type="float">
            <text:p>1</text:p>
          </table:table-cell>
          <table:table-cell table:formula="of:=[heu.D4]" office:value-type="float" office:value="112" calcext:value-type="float">
            <text:p>112</text:p>
          </table:table-cell>
          <table:table-cell table:formula="of:=[noh.C4]" office:value-type="float" office:value="54564" calcext:value-type="float">
            <text:p>54564</text:p>
          </table:table-cell>
          <table:table-cell table:formula="of:=[heu.C4]" office:value-type="float" office:value="52851" calcext:value-type="float">
            <text:p>52851</text:p>
          </table:table-cell>
          <table:table-cell table:formula="of:=[.D4]/[.E4]" office:value-type="float" office:value="1.03241187489357" calcext:value-type="float">
            <text:p>1.03</text:p>
          </table:table-cell>
          <table:table-cell table:formula="of:=[.E4]/[he2.C4]" office:value-type="float" office:value="1.07790989374069" calcext:value-type="float">
            <text:p>1.08</text:p>
          </table:table-cell>
        </table:table-row>
        <table:table-row table:style-name="ro1">
          <table:table-cell table:formula="of:=[heu.A5]" office:value-type="float" office:value="4" calcext:value-type="float">
            <text:p>4</text:p>
          </table:table-cell>
          <table:table-cell table:formula="of:=[heu.B5]" office:value-type="float" office:value="1" calcext:value-type="float">
            <text:p>1</text:p>
          </table:table-cell>
          <table:table-cell table:formula="of:=[heu.D5]" office:value-type="string" office:string-value="-" calcext:value-type="string">
            <text:p>-</text:p>
          </table:table-cell>
          <table:table-cell table:formula="of:=[noh.C5]" office:value-type="string" office:string-value="-" calcext:value-type="string">
            <text:p>-</text:p>
          </table:table-cell>
          <table:table-cell table:formula="of:=[heu.C5]" office:value-type="string" office:string-value="-" calcext:value-type="string">
            <text:p>-</text:p>
          </table:table-cell>
          <table:table-cell table:style-name="Default" table:formula="of:=[heu.D5]" office:value-type="string" office:string-value="-" calcext:value-type="string">
            <text:p>-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formula="of:=[heu.A6]" office:value-type="float" office:value="5" calcext:value-type="float">
            <text:p>5</text:p>
          </table:table-cell>
          <table:table-cell table:formula="of:=[heu.B6]" office:value-type="float" office:value="1" calcext:value-type="float">
            <text:p>1</text:p>
          </table:table-cell>
          <table:table-cell table:formula="of:=[heu.D6]" office:value-type="float" office:value="4" calcext:value-type="float">
            <text:p>4</text:p>
          </table:table-cell>
          <table:table-cell table:formula="of:=[noh.C6]" office:value-type="float" office:value="11" calcext:value-type="float">
            <text:p>11</text:p>
          </table:table-cell>
          <table:table-cell table:formula="of:=[heu.C6]" office:value-type="float" office:value="9" calcext:value-type="float">
            <text:p>9</text:p>
          </table:table-cell>
          <table:table-cell table:formula="of:=[.D6]/[.E6]" office:value-type="float" office:value="1.22222222222222" calcext:value-type="float">
            <text:p>1.22</text:p>
          </table:table-cell>
          <table:table-cell table:formula="of:=[.E6]/[he2.C6]" office:value-type="float" office:value="1" calcext:value-type="float">
            <text:p>1.00</text:p>
          </table:table-cell>
        </table:table-row>
        <table:table-row table:style-name="ro1">
          <table:table-cell table:formula="of:=[heu.A7]" office:value-type="float" office:value="6" calcext:value-type="float">
            <text:p>6</text:p>
          </table:table-cell>
          <table:table-cell table:formula="of:=[heu.B7]" office:value-type="float" office:value="1" calcext:value-type="float">
            <text:p>1</text:p>
          </table:table-cell>
          <table:table-cell table:formula="of:=[heu.D7]" office:value-type="float" office:value="72" calcext:value-type="float">
            <text:p>72</text:p>
          </table:table-cell>
          <table:table-cell table:formula="of:=[noh.C7]" office:value-type="float" office:value="81875" calcext:value-type="float">
            <text:p>81875</text:p>
          </table:table-cell>
          <table:table-cell table:formula="of:=[heu.C7]" office:value-type="float" office:value="39640" calcext:value-type="float">
            <text:p>39640</text:p>
          </table:table-cell>
          <table:table-cell table:formula="of:=[.D7]/[.E7]" office:value-type="float" office:value="2.06546417759839" calcext:value-type="float">
            <text:p>2.07</text:p>
          </table:table-cell>
          <table:table-cell table:formula="of:=[.E7]/[he2.C7]" office:value-type="float" office:value="1.77973330938805" calcext:value-type="float">
            <text:p>1.78</text:p>
          </table:table-cell>
        </table:table-row>
        <table:table-row table:style-name="ro1">
          <table:table-cell table:formula="of:=[heu.A8]" office:value-type="float" office:value="7" calcext:value-type="float">
            <text:p>7</text:p>
          </table:table-cell>
          <table:table-cell table:formula="of:=[heu.B8]" office:value-type="float" office:value="1" calcext:value-type="float">
            <text:p>1</text:p>
          </table:table-cell>
          <table:table-cell table:formula="of:=[heu.D8]" office:value-type="float" office:value="81" calcext:value-type="float">
            <text:p>81</text:p>
          </table:table-cell>
          <table:table-cell table:formula="of:=[noh.C8]" office:value-type="float" office:value="1691911" calcext:value-type="float">
            <text:p>1691911</text:p>
          </table:table-cell>
          <table:table-cell table:formula="of:=[heu.C8]" office:value-type="float" office:value="956140" calcext:value-type="float">
            <text:p>956140</text:p>
          </table:table-cell>
          <table:table-cell table:formula="of:=[.D8]/[.E8]" office:value-type="float" office:value="1.76952224569624" calcext:value-type="float">
            <text:p>1.77</text:p>
          </table:table-cell>
          <table:table-cell table:formula="of:=[.E8]/[he2.C8]" office:value-type="float" office:value="2.1646966132892" calcext:value-type="float">
            <text:p>2.16</text:p>
          </table:table-cell>
        </table:table-row>
        <table:table-row table:style-name="ro1">
          <table:table-cell table:formula="of:=[heu.A9]" office:value-type="float" office:value="8" calcext:value-type="float">
            <text:p>8</text:p>
          </table:table-cell>
          <table:table-cell table:formula="of:=[heu.B9]" office:value-type="float" office:value="1" calcext:value-type="float">
            <text:p>1</text:p>
          </table:table-cell>
          <table:table-cell table:formula="of:=[heu.D9]" office:value-type="float" office:value="45" calcext:value-type="float">
            <text:p>45</text:p>
          </table:table-cell>
          <table:table-cell table:formula="of:=[noh.C9]" office:value-type="float" office:value="4235" calcext:value-type="float">
            <text:p>4235</text:p>
          </table:table-cell>
          <table:table-cell table:formula="of:=[heu.C9]" office:value-type="float" office:value="2710" calcext:value-type="float">
            <text:p>2710</text:p>
          </table:table-cell>
          <table:table-cell table:formula="of:=[.D9]/[.E9]" office:value-type="float" office:value="1.56273062730627" calcext:value-type="float">
            <text:p>1.56</text:p>
          </table:table-cell>
          <table:table-cell table:formula="of:=[.E9]/[he2.C9]" office:value-type="float" office:value="1.3232421875" calcext:value-type="float">
            <text:p>1.32</text:p>
          </table:table-cell>
        </table:table-row>
        <table:table-row table:style-name="ro1">
          <table:table-cell table:formula="of:=[heu.A10]" office:value-type="float" office:value="9" calcext:value-type="float">
            <text:p>9</text:p>
          </table:table-cell>
          <table:table-cell table:formula="of:=[heu.B10]" office:value-type="float" office:value="1" calcext:value-type="float">
            <text:p>1</text:p>
          </table:table-cell>
          <table:table-cell table:formula="of:=[heu.D10]" office:value-type="float" office:value="187" calcext:value-type="float">
            <text:p>187</text:p>
          </table:table-cell>
          <table:table-cell table:formula="of:=[noh.C10]" office:value-type="float" office:value="526860" calcext:value-type="float">
            <text:p>526860</text:p>
          </table:table-cell>
          <table:table-cell table:formula="of:=[heu.C10]" office:value-type="float" office:value="438281" calcext:value-type="float">
            <text:p>438281</text:p>
          </table:table-cell>
          <table:table-cell table:formula="of:=[.D10]/[.E10]" office:value-type="float" office:value="1.2021054985272" calcext:value-type="float">
            <text:p>1.20</text:p>
          </table:table-cell>
          <table:table-cell table:formula="of:=[.E10]/[he2.C10]" office:value-type="float" office:value="1.13051384765388" calcext:value-type="float">
            <text:p>1.13</text:p>
          </table:table-cell>
        </table:table-row>
        <table:table-row table:style-name="ro1">
          <table:table-cell table:formula="of:=[heu.A11]" office:value-type="float" office:value="10" calcext:value-type="float">
            <text:p>10</text:p>
          </table:table-cell>
          <table:table-cell table:formula="of:=[heu.B11]" office:value-type="float" office:value="1" calcext:value-type="float">
            <text:p>1</text:p>
          </table:table-cell>
          <table:table-cell table:formula="of:=[heu.D11]" office:value-type="float" office:value="107" calcext:value-type="float">
            <text:p>107</text:p>
          </table:table-cell>
          <table:table-cell table:formula="of:=[noh.C11]" office:value-type="float" office:value="1635478" calcext:value-type="float">
            <text:p>1635478</text:p>
          </table:table-cell>
          <table:table-cell table:formula="of:=[heu.C11]" office:value-type="float" office:value="1613146" calcext:value-type="float">
            <text:p>1613146</text:p>
          </table:table-cell>
          <table:table-cell table:formula="of:=[.D11]/[.E11]" office:value-type="float" office:value="1.01384375623781" calcext:value-type="float">
            <text:p>1.01</text:p>
          </table:table-cell>
          <table:table-cell table:formula="of:=[.E11]/[he2.C11]" office:value-type="float" office:value="1.07468268751616" calcext:value-type="float">
            <text:p>1.07</text:p>
          </table:table-cell>
        </table:table-row>
        <table:table-row table:style-name="ro1">
          <table:table-cell table:formula="of:=[heu.A12]" office:value-type="float" office:value="11" calcext:value-type="float">
            <text:p>11</text:p>
          </table:table-cell>
          <table:table-cell table:formula="of:=[heu.B12]" office:value-type="float" office:value="1" calcext:value-type="float">
            <text:p>1</text:p>
          </table:table-cell>
          <table:table-cell table:formula="of:=[heu.D12]" office:value-type="float" office:value="265" calcext:value-type="float">
            <text:p>265</text:p>
          </table:table-cell>
          <table:table-cell table:formula="of:=[noh.C12]" office:value-type="float" office:value="14164979" calcext:value-type="float">
            <text:p>14164979</text:p>
          </table:table-cell>
          <table:table-cell table:formula="of:=[heu.C12]" office:value-type="float" office:value="11929184" calcext:value-type="float">
            <text:p>11929184</text:p>
          </table:table-cell>
          <table:table-cell table:formula="of:=[.D12]/[.E12]" office:value-type="float" office:value="1.18742229141574" calcext:value-type="float">
            <text:p>1.19</text:p>
          </table:table-cell>
          <table:table-cell table:formula="of:=[.E12]/[he2.C12]" office:value-type="float" office:value="1.12592071314826" calcext:value-type="float">
            <text:p>1.13</text:p>
          </table:table-cell>
        </table:table-row>
        <table:table-row table:style-name="ro1">
          <table:table-cell table:formula="of:=[heu.A13]" office:value-type="float" office:value="12" calcext:value-type="float">
            <text:p>12</text:p>
          </table:table-cell>
          <table:table-cell table:formula="of:=[heu.B13]" office:value-type="float" office:value="1" calcext:value-type="float">
            <text:p>1</text:p>
          </table:table-cell>
          <table:table-cell table:formula="of:=[heu.D13]" office:value-type="float" office:value="195" calcext:value-type="float">
            <text:p>195</text:p>
          </table:table-cell>
          <table:table-cell table:formula="of:=[noh.C13]" office:value-type="float" office:value="134077" calcext:value-type="float">
            <text:p>134077</text:p>
          </table:table-cell>
          <table:table-cell table:formula="of:=[heu.C13]" office:value-type="float" office:value="131268" calcext:value-type="float">
            <text:p>131268</text:p>
          </table:table-cell>
          <table:table-cell table:formula="of:=[.D13]/[.E13]" office:value-type="float" office:value="1.02139897004601" calcext:value-type="float">
            <text:p>1.02</text:p>
          </table:table-cell>
          <table:table-cell table:formula="of:=[.E13]/[he2.C13]" office:value-type="float" office:value="1.0374538643315" calcext:value-type="float">
            <text:p>1.04</text:p>
          </table:table-cell>
        </table:table-row>
        <table:table-row table:style-name="ro1">
          <table:table-cell table:formula="of:=[heu.A14]" office:value-type="float" office:value="13" calcext:value-type="float">
            <text:p>13</text:p>
          </table:table-cell>
          <table:table-cell table:formula="of:=[heu.B14]" office:value-type="float" office:value="1" calcext:value-type="float">
            <text:p>1</text:p>
          </table:table-cell>
          <table:table-cell table:formula="of:=[heu.D14]" office:value-type="float" office:value="231" calcext:value-type="float">
            <text:p>231</text:p>
          </table:table-cell>
          <table:table-cell table:formula="of:=[noh.C14]" office:value-type="float" office:value="5230889" calcext:value-type="float">
            <text:p>5230889</text:p>
          </table:table-cell>
          <table:table-cell table:formula="of:=[heu.C14]" office:value-type="float" office:value="5230149" calcext:value-type="float">
            <text:p>5230149</text:p>
          </table:table-cell>
          <table:table-cell table:formula="of:=[.D14]/[.E14]" office:value-type="float" office:value="1.00014148736489" calcext:value-type="float">
            <text:p>1.00</text:p>
          </table:table-cell>
          <table:table-cell table:formula="of:=[.E14]/[he2.C14]" office:value-type="float" office:value="1.00021858838946" calcext:value-type="float">
            <text:p>1.00</text:p>
          </table:table-cell>
        </table:table-row>
        <table:table-row table:style-name="ro1">
          <table:table-cell table:formula="of:=[heu.A15]" office:value-type="float" office:value="14" calcext:value-type="float">
            <text:p>14</text:p>
          </table:table-cell>
          <table:table-cell table:formula="of:=[heu.B15]" office:value-type="float" office:value="1" calcext:value-type="float">
            <text:p>1</text:p>
          </table:table-cell>
          <table:table-cell table:formula="of:=[heu.D15]" office:value-type="float" office:value="18" calcext:value-type="float">
            <text:p>18</text:p>
          </table:table-cell>
          <table:table-cell table:formula="of:=[noh.C15]" office:value-type="float" office:value="324" calcext:value-type="float">
            <text:p>324</text:p>
          </table:table-cell>
          <table:table-cell table:formula="of:=[heu.C15]" office:value-type="float" office:value="102" calcext:value-type="float">
            <text:p>102</text:p>
          </table:table-cell>
          <table:table-cell table:formula="of:=[.D15]/[.E15]" office:value-type="float" office:value="3.17647058823529" calcext:value-type="float">
            <text:p>3.18</text:p>
          </table:table-cell>
          <table:table-cell table:formula="of:=[.E15]/[he2.C15]" office:value-type="float" office:value="1.52238805970149" calcext:value-type="float">
            <text:p>1.52</text:p>
          </table:table-cell>
        </table:table-row>
        <table:table-row table:style-name="ro1">
          <table:table-cell table:formula="of:=[heu.A16]" office:value-type="float" office:value="15" calcext:value-type="float">
            <text:p>15</text:p>
          </table:table-cell>
          <table:table-cell table:formula="of:=[heu.B16]" office:value-type="float" office:value="1" calcext:value-type="float">
            <text:p>1</text:p>
          </table:table-cell>
          <table:table-cell table:formula="of:=[heu.D16]" office:value-type="float" office:value="211" calcext:value-type="float">
            <text:p>211</text:p>
          </table:table-cell>
          <table:table-cell table:formula="of:=[noh.C16]" office:value-type="float" office:value="6130346" calcext:value-type="float">
            <text:p>6130346</text:p>
          </table:table-cell>
          <table:table-cell table:formula="of:=[heu.C16]" office:value-type="float" office:value="6040106" calcext:value-type="float">
            <text:p>6040106</text:p>
          </table:table-cell>
          <table:table-cell table:formula="of:=[.D16]/[.E16]" office:value-type="float" office:value="1.01494013515657" calcext:value-type="float">
            <text:p>1.01</text:p>
          </table:table-cell>
          <table:table-cell table:formula="of:=[.E16]/[he2.C16]" office:value-type="float" office:value="1.0320315440715" calcext:value-type="float">
            <text:p>1.03</text:p>
          </table:table-cell>
        </table:table-row>
        <table:table-row table:style-name="ro1">
          <table:table-cell table:formula="of:=[heu.A17]" office:value-type="float" office:value="16" calcext:value-type="float">
            <text:p>16</text:p>
          </table:table-cell>
          <table:table-cell table:formula="of:=[heu.B17]" office:value-type="float" office:value="1" calcext:value-type="float">
            <text:p>1</text:p>
          </table:table-cell>
          <table:table-cell table:formula="of:=[heu.D17]" office:value-type="float" office:value="86" calcext:value-type="float">
            <text:p>86</text:p>
          </table:table-cell>
          <table:table-cell table:formula="of:=[noh.C17]" office:value-type="float" office:value="4522202" calcext:value-type="float">
            <text:p>4522202</text:p>
          </table:table-cell>
          <table:table-cell table:formula="of:=[heu.C17]" office:value-type="float" office:value="2339111" calcext:value-type="float">
            <text:p>2339111</text:p>
          </table:table-cell>
          <table:table-cell table:formula="of:=[.D17]/[.E17]" office:value-type="float" office:value="1.9332994458151" calcext:value-type="float">
            <text:p>1.93</text:p>
          </table:table-cell>
          <table:table-cell table:formula="of:=[.E17]/[he2.C17]" office:value-type="float" office:value="1.60380712991798" calcext:value-type="float">
            <text:p>1.60</text:p>
          </table:table-cell>
        </table:table-row>
        <table:table-row table:style-name="ro1">
          <table:table-cell table:formula="of:=[heu.A18]" office:value-type="float" office:value="17" calcext:value-type="float">
            <text:p>17</text:p>
          </table:table-cell>
          <table:table-cell table:formula="of:=[heu.B18]" office:value-type="float" office:value="1" calcext:value-type="float">
            <text:p>1</text:p>
          </table:table-cell>
          <table:table-cell table:formula="of:=[heu.D18]" office:value-type="float" office:value="352" calcext:value-type="float">
            <text:p>352</text:p>
          </table:table-cell>
          <table:table-cell table:formula="of:=[noh.C18]" office:value-type="float" office:value="62859453" calcext:value-type="float">
            <text:p>62859453</text:p>
          </table:table-cell>
          <table:table-cell table:formula="of:=[heu.C18]" office:value-type="float" office:value="60541171" calcext:value-type="float">
            <text:p>60541171</text:p>
          </table:table-cell>
          <table:table-cell table:formula="of:=[.D18]/[.E18]" office:value-type="float" office:value="1.03829265211933" calcext:value-type="float">
            <text:p>1.04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table:formula="of:=[heu.A19]" office:value-type="float" office:value="18" calcext:value-type="float">
            <text:p>18</text:p>
          </table:table-cell>
          <table:table-cell table:formula="of:=[heu.B19]" office:value-type="float" office:value="1" calcext:value-type="float">
            <text:p>1</text:p>
          </table:table-cell>
          <table:table-cell table:formula="of:=[heu.D19]" office:value-type="string" office:string-value="-" calcext:value-type="string">
            <text:p>-</text:p>
          </table:table-cell>
          <table:table-cell table:formula="of:=[noh.C19]" office:value-type="string" office:string-value="-" calcext:value-type="string">
            <text:p>-</text:p>
          </table:table-cell>
          <table:table-cell table:formula="of:=[heu.C19]" office:value-type="string" office:string-value="-" calcext:value-type="string">
            <text:p>-</text:p>
          </table:table-cell>
          <table:table-cell table:style-name="Default" table:formula="of:=[heu.D19]" office:value-type="string" office:string-value="-" calcext:value-type="string">
            <text:p>-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table:formula="of:=[heu.A20]" office:value-type="float" office:value="19" calcext:value-type="float">
            <text:p>19</text:p>
          </table:table-cell>
          <table:table-cell table:formula="of:=[heu.B20]" office:value-type="float" office:value="1" calcext:value-type="float">
            <text:p>1</text:p>
          </table:table-cell>
          <table:table-cell table:formula="of:=[heu.D20]" office:value-type="float" office:value="150" calcext:value-type="float">
            <text:p>150</text:p>
          </table:table-cell>
          <table:table-cell table:formula="of:=[noh.C20]" office:value-type="float" office:value="31884490" calcext:value-type="float">
            <text:p>31884490</text:p>
          </table:table-cell>
          <table:table-cell table:formula="of:=[heu.C20]" office:value-type="float" office:value="23020508" calcext:value-type="float">
            <text:p>23020508</text:p>
          </table:table-cell>
          <table:table-cell table:formula="of:=[.D20]/[.E20]" office:value-type="float" office:value="1.38504719357192" calcext:value-type="float">
            <text:p>1.39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table:formula="of:=[heu.A21]" office:value-type="float" office:value="20" calcext:value-type="float">
            <text:p>20</text:p>
          </table:table-cell>
          <table:table-cell table:formula="of:=[heu.B21]" office:value-type="float" office:value="1" calcext:value-type="float">
            <text:p>1</text:p>
          </table:table-cell>
          <table:table-cell table:formula="of:=[heu.D21]" office:value-type="string" office:string-value="-" calcext:value-type="string">
            <text:p>-</text:p>
          </table:table-cell>
          <table:table-cell table:formula="of:=[noh.C21]" office:value-type="string" office:string-value="-" calcext:value-type="string">
            <text:p>-</text:p>
          </table:table-cell>
          <table:table-cell table:formula="of:=[heu.C21]" office:value-type="string" office:string-value="-" calcext:value-type="string">
            <text:p>-</text:p>
          </table:table-cell>
          <table:table-cell table:style-name="Default" table:formula="of:=[heu.D21]" office:value-type="string" office:string-value="-" calcext:value-type="string">
            <text:p>-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table:formula="of:=[heu.A22]" office:value-type="float" office:value="21" calcext:value-type="float">
            <text:p>21</text:p>
          </table:table-cell>
          <table:table-cell table:formula="of:=[heu.B22]" office:value-type="float" office:value="1" calcext:value-type="float">
            <text:p>1</text:p>
          </table:table-cell>
          <table:table-cell table:formula="of:=[heu.D22]" office:value-type="string" office:string-value="-" calcext:value-type="string">
            <text:p>-</text:p>
          </table:table-cell>
          <table:table-cell table:formula="of:=[noh.C22]" office:value-type="string" office:string-value="-" calcext:value-type="string">
            <text:p>-</text:p>
          </table:table-cell>
          <table:table-cell table:formula="of:=[heu.C22]" office:value-type="string" office:string-value="-" calcext:value-type="string">
            <text:p>-</text:p>
          </table:table-cell>
          <table:table-cell table:style-name="Default" table:formula="of:=[heu.D22]" office:value-type="string" office:string-value="-" calcext:value-type="string">
            <text:p>-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table:formula="of:=[heu.A23]" office:value-type="float" office:value="22" calcext:value-type="float">
            <text:p>22</text:p>
          </table:table-cell>
          <table:table-cell table:formula="of:=[heu.B23]" office:value-type="float" office:value="1" calcext:value-type="float">
            <text:p>1</text:p>
          </table:table-cell>
          <table:table-cell table:formula="of:=[heu.D23]" office:value-type="string" office:string-value="-" calcext:value-type="string">
            <text:p>-</text:p>
          </table:table-cell>
          <table:table-cell table:formula="of:=[noh.C23]" office:value-type="string" office:string-value="-" calcext:value-type="string">
            <text:p>-</text:p>
          </table:table-cell>
          <table:table-cell table:formula="of:=[heu.C23]" office:value-type="string" office:string-value="-" calcext:value-type="string">
            <text:p>-</text:p>
          </table:table-cell>
          <table:table-cell table:style-name="Default" table:formula="of:=[heu.D23]" office:value-type="string" office:string-value="-" calcext:value-type="string">
            <text:p>-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table:formula="of:=[heu.A24]" office:value-type="float" office:value="23" calcext:value-type="float">
            <text:p>23</text:p>
          </table:table-cell>
          <table:table-cell table:formula="of:=[heu.B24]" office:value-type="float" office:value="1" calcext:value-type="float">
            <text:p>1</text:p>
          </table:table-cell>
          <table:table-cell table:formula="of:=[heu.D24]" office:value-type="string" office:string-value="-" calcext:value-type="string">
            <text:p>-</text:p>
          </table:table-cell>
          <table:table-cell table:formula="of:=[noh.C24]" office:value-type="string" office:string-value="-" calcext:value-type="string">
            <text:p>-</text:p>
          </table:table-cell>
          <table:table-cell table:formula="of:=[heu.C24]" office:value-type="string" office:string-value="-" calcext:value-type="string">
            <text:p>-</text:p>
          </table:table-cell>
          <table:table-cell table:style-name="Default" table:formula="of:=[heu.D24]" office:value-type="string" office:string-value="-" calcext:value-type="string">
            <text:p>-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table:formula="of:=[heu.A25]" office:value-type="float" office:value="24" calcext:value-type="float">
            <text:p>24</text:p>
          </table:table-cell>
          <table:table-cell table:formula="of:=[heu.B25]" office:value-type="float" office:value="1" calcext:value-type="float">
            <text:p>1</text:p>
          </table:table-cell>
          <table:table-cell table:formula="of:=[heu.D25]" office:value-type="float" office:value="57" calcext:value-type="float">
            <text:p>57</text:p>
          </table:table-cell>
          <table:table-cell table:formula="of:=[noh.C25]" office:value-type="float" office:value="8277" calcext:value-type="float">
            <text:p>8277</text:p>
          </table:table-cell>
          <table:table-cell table:formula="of:=[heu.C25]" office:value-type="float" office:value="6110" calcext:value-type="float">
            <text:p>6110</text:p>
          </table:table-cell>
          <table:table-cell table:formula="of:=[.D25]/[.E25]" office:value-type="float" office:value="1.35466448445172" calcext:value-type="float">
            <text:p>1.35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table:formula="of:=[heu.A26]" office:value-type="float" office:value="25" calcext:value-type="float">
            <text:p>25</text:p>
          </table:table-cell>
          <table:table-cell table:formula="of:=[heu.B26]" office:value-type="float" office:value="2" calcext:value-type="float">
            <text:p>2</text:p>
          </table:table-cell>
          <table:table-cell table:formula="of:=[heu.D26]" office:value-type="float" office:value="30" calcext:value-type="float">
            <text:p>30</text:p>
          </table:table-cell>
          <table:table-cell table:formula="of:=[noh.C26]" office:value-type="float" office:value="258060" calcext:value-type="float">
            <text:p>258060</text:p>
          </table:table-cell>
          <table:table-cell table:formula="of:=[heu.C26]" office:value-type="float" office:value="96183" calcext:value-type="float">
            <text:p>96183</text:p>
          </table:table-cell>
          <table:table-cell table:formula="of:=[.D26]/[.E26]" office:value-type="float" office:value="2.683010511213" calcext:value-type="float">
            <text:p>2.68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table:formula="of:=[heu.A27]" office:value-type="float" office:value="26" calcext:value-type="float">
            <text:p>26</text:p>
          </table:table-cell>
          <table:table-cell table:formula="of:=[heu.B27]" office:value-type="float" office:value="3" calcext:value-type="float">
            <text:p>3</text:p>
          </table:table-cell>
          <table:table-cell table:formula="of:=[heu.D27]" office:value-type="float" office:value="24" calcext:value-type="float">
            <text:p>24</text:p>
          </table:table-cell>
          <table:table-cell table:formula="of:=[noh.C27]" office:value-type="float" office:value="7888080" calcext:value-type="float">
            <text:p>7888080</text:p>
          </table:table-cell>
          <table:table-cell table:formula="of:=[heu.C27]" office:value-type="float" office:value="1053575" calcext:value-type="float">
            <text:p>1053575</text:p>
          </table:table-cell>
          <table:table-cell table:formula="of:=[.D27]/[.E27]" office:value-type="float" office:value="7.48696580689557" calcext:value-type="float">
            <text:p>7.49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1">
          <table:table-cell table:formula="of:=[heu.A28]" office:value-type="float" office:value="27" calcext:value-type="float">
            <text:p>27</text:p>
          </table:table-cell>
          <table:table-cell table:formula="of:=[heu.B28]" office:value-type="float" office:value="1" calcext:value-type="float">
            <text:p>1</text:p>
          </table:table-cell>
          <table:table-cell table:formula="of:=[heu.D28]" office:value-type="float" office:value="72" calcext:value-type="float">
            <text:p>72</text:p>
          </table:table-cell>
          <table:table-cell table:formula="of:=[noh.C28]" office:value-type="float" office:value="163874" calcext:value-type="float">
            <text:p>163874</text:p>
          </table:table-cell>
          <table:table-cell table:formula="of:=[heu.C28]" office:value-type="float" office:value="70576" calcext:value-type="float">
            <text:p>70576</text:p>
          </table:table-cell>
          <table:table-cell table:formula="of:=[.D28]/[.E28]" office:value-type="float" office:value="2.32195080480617" calcext:value-type="float">
            <text:p>2.32</text:p>
          </table:table-cell>
          <table:table-cell table:formula="of:=[.E28]/[he2.C28]" office:value-type="float" office:value="0.0663451685984752" calcext:value-type="float">
            <text:p>0.07</text:p>
          </table:table-cell>
        </table:table-row>
        <table:table-row table:style-name="ro1">
          <table:table-cell table:formula="of:=[heu.A29]" office:value-type="float" office:value="28" calcext:value-type="float">
            <text:p>28</text:p>
          </table:table-cell>
          <table:table-cell table:formula="of:=[heu.B29]" office:value-type="float" office:value="2" calcext:value-type="float">
            <text:p>2</text:p>
          </table:table-cell>
          <table:table-cell table:formula="of:=[heu.D29]" office:value-type="float" office:value="41" calcext:value-type="float">
            <text:p>41</text:p>
          </table:table-cell>
          <table:table-cell table:formula="of:=[noh.C29]" office:value-type="float" office:value="6063536" calcext:value-type="float">
            <text:p>6063536</text:p>
          </table:table-cell>
          <table:table-cell table:formula="of:=[heu.C29]" office:value-type="float" office:value="1707021" calcext:value-type="float">
            <text:p>1707021</text:p>
          </table:table-cell>
          <table:table-cell table:formula="of:=[.D29]/[.E29]" office:value-type="float" office:value="3.55211564474016" calcext:value-type="float">
            <text:p>3.55</text:p>
          </table:table-cell>
          <table:table-cell table:style-name="Default"/>
        </table:table-row>
        <table:table-row table:style-name="ro1">
          <table:table-cell table:formula="of:=[heu.A30]" office:value-type="float" office:value="29" calcext:value-type="float">
            <text:p>29</text:p>
          </table:table-cell>
          <table:table-cell table:formula="of:=[heu.B30]" office:value-type="float" office:value="3" calcext:value-type="float">
            <text:p>3</text:p>
          </table:table-cell>
          <table:table-cell table:formula="of:=[heu.D30]" office:value-type="string" office:string-value="-" calcext:value-type="string">
            <text:p>-</text:p>
          </table:table-cell>
          <table:table-cell table:formula="of:=[noh.C30]" office:value-type="string" office:string-value="-" calcext:value-type="string">
            <text:p>-</text:p>
          </table:table-cell>
          <table:table-cell table:formula="of:=[heu.C30]" office:value-type="string" office:string-value="-" calcext:value-type="string">
            <text:p>-</text:p>
          </table:table-cell>
          <table:table-cell table:style-name="Default" table:formula="of:=[heu.D30]" office:value-type="string" office:string-value="-" calcext:value-type="string">
            <text:p>-</text:p>
          </table:table-cell>
          <table:table-cell table:style-name="Default"/>
        </table:table-row>
        <table:table-row table:style-name="ro1">
          <table:table-cell table:formula="of:=[heu.A31]" office:value-type="float" office:value="30" calcext:value-type="float">
            <text:p>30</text:p>
          </table:table-cell>
          <table:table-cell table:formula="of:=[heu.B31]" office:value-type="float" office:value="1" calcext:value-type="float">
            <text:p>1</text:p>
          </table:table-cell>
          <table:table-cell table:formula="of:=[heu.D31]" office:value-type="float" office:value="75" calcext:value-type="float">
            <text:p>75</text:p>
          </table:table-cell>
          <table:table-cell table:formula="of:=[noh.C31]" office:value-type="float" office:value="3132026" calcext:value-type="float">
            <text:p>3132026</text:p>
          </table:table-cell>
          <table:table-cell table:formula="of:=[heu.C31]" office:value-type="float" office:value="325890" calcext:value-type="float">
            <text:p>325890</text:p>
          </table:table-cell>
          <table:table-cell table:formula="of:=[.D31]/[.E31]" office:value-type="float" office:value="9.61068458682377" calcext:value-type="float">
            <text:p>9.61</text:p>
          </table:table-cell>
          <table:table-cell table:style-name="Default"/>
        </table:table-row>
        <table:table-row table:style-name="ro1">
          <table:table-cell table:formula="of:=[heu.A32]" office:value-type="float" office:value="31" calcext:value-type="float">
            <text:p>31</text:p>
          </table:table-cell>
          <table:table-cell table:formula="of:=[heu.B32]" office:value-type="float" office:value="2" calcext:value-type="float">
            <text:p>2</text:p>
          </table:table-cell>
          <table:table-cell table:formula="of:=[heu.D32]" office:value-type="float" office:value="40" calcext:value-type="float">
            <text:p>40</text:p>
          </table:table-cell>
          <table:table-cell table:formula="of:=[noh.C32]" office:value-type="string" office:string-value="-" calcext:value-type="string">
            <text:p>-</text:p>
          </table:table-cell>
          <table:table-cell table:formula="of:=[heu.C32]" office:value-type="float" office:value="2952634" calcext:value-type="float">
            <text:p>2952634</text:p>
          </table:table-cell>
          <table:table-cell table:style-name="Default" office:value-type="string" calcext:value-type="string">
            <text:p>-</text:p>
          </table:table-cell>
          <table:table-cell table:style-name="Default"/>
        </table:table-row>
        <table:table-row table:style-name="ro1">
          <table:table-cell table:formula="of:=[heu.A33]" office:value-type="float" office:value="32" calcext:value-type="float">
            <text:p>32</text:p>
          </table:table-cell>
          <table:table-cell table:formula="of:=[heu.B33]" office:value-type="float" office:value="3" calcext:value-type="float">
            <text:p>3</text:p>
          </table:table-cell>
          <table:table-cell table:formula="of:=[heu.D33]" office:value-type="string" office:string-value="-" calcext:value-type="string">
            <text:p>-</text:p>
          </table:table-cell>
          <table:table-cell table:formula="of:=[noh.C33]" office:value-type="string" office:string-value="-" calcext:value-type="string">
            <text:p>-</text:p>
          </table:table-cell>
          <table:table-cell table:formula="of:=[heu.C33]" office:value-type="string" office:string-value="-" calcext:value-type="string">
            <text:p>-</text:p>
          </table:table-cell>
          <table:table-cell table:style-name="Default" table:formula="of:=[heu.D33]" office:value-type="string" office:string-value="-" calcext:value-type="string">
            <text:p>-</text:p>
          </table:table-cell>
          <table:table-cell table:style-name="Default"/>
        </table:table-row>
      </table:table>
      <table:table table:name="he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3"/>
        <table:table-column table:style-name="co7" table:default-cell-style-name="ce4"/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Robots</text:p>
          </table:table-cell>
          <table:table-cell table:style-name="Default" office:value-type="string" calcext:value-type="string">
            <text:p>Expanded nodes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Search Time (s)</text:p>
          </table:table-cell>
          <table:table-cell table:style-name="Default" office:value-type="string" calcext:value-type="string">
            <text:p>Nodes/sec</text:p>
          </table:table-cell>
          <table:table-cell table:style-name="Default" office:value-type="string" calcext:value-type="string">
            <text:p>$\bar{b}$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6" calcext:value-type="float">
            <text:p>36</text:p>
          </table:table-cell>
          <table:table-cell office:value-type="float" office:value="0.017864" calcext:value-type="float">
            <text:p>0.018</text:p>
          </table:table-cell>
          <table:table-cell table:formula="of:=[.C2]/[.E2]" office:value-type="float" office:value="30788.1773399015" calcext:value-type="float">
            <text:p>30788</text:p>
          </table:table-cell>
          <table:table-cell table:formula="of:=[.C2]^(1/([.B2]*[.D2]))" office:value-type="float" office:value="1.19157445936623" calcext:value-type="float">
            <text:p>1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76" calcext:value-type="float">
            <text:p>0.000</text:p>
          </table:table-cell>
          <table:table-cell table:formula="of:=[.C3]/[.E3]" office:value-type="float" office:value="28985.5072463768" calcext:value-type="float">
            <text:p>28986</text:p>
          </table:table-cell>
          <table:table-cell table:formula="of:=[.C3]^(1/([.B3]*[.D3]))" office:value-type="float" office:value="1.68179283050743" calcext:value-type="float">
            <text:p>1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031" calcext:value-type="float">
            <text:p>49031</text:p>
          </table:table-cell>
          <table:table-cell office:value-type="float" office:value="112" calcext:value-type="float">
            <text:p>112</text:p>
          </table:table-cell>
          <table:table-cell office:value-type="float" office:value="0.776691" calcext:value-type="float">
            <text:p>0.777</text:p>
          </table:table-cell>
          <table:table-cell table:formula="of:=[.C4]/[.E4]" office:value-type="float" office:value="63128.0650863728" calcext:value-type="float">
            <text:p>63128</text:p>
          </table:table-cell>
          <table:table-cell table:formula="of:=[.C4]^(1/([.B4]*[.D4]))" office:value-type="float" office:value="1.10123296442423" calcext:value-type="float">
            <text:p>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466" calcext:value-type="float">
            <text:p>0.000</text:p>
          </table:table-cell>
          <table:table-cell table:formula="of:=[.C6]/[.E6]" office:value-type="float" office:value="19313.30472103" calcext:value-type="float">
            <text:p>19313</text:p>
          </table:table-cell>
          <table:table-cell table:formula="of:=[.C6]^(1/([.B6]*[.D6]))" office:value-type="float" office:value="1.73205080756888" calcext:value-type="float">
            <text:p>1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2273" calcext:value-type="float">
            <text:p>22273</text:p>
          </table:table-cell>
          <table:table-cell office:value-type="float" office:value="72" calcext:value-type="float">
            <text:p>72</text:p>
          </table:table-cell>
          <table:table-cell office:value-type="float" office:value="0.407048" calcext:value-type="float">
            <text:p>0.407</text:p>
          </table:table-cell>
          <table:table-cell table:formula="of:=[.C7]/[.E7]" office:value-type="float" office:value="54718.3624535681" calcext:value-type="float">
            <text:p>54718</text:p>
          </table:table-cell>
          <table:table-cell table:formula="of:=[.C7]^(1/([.B7]*[.D7]))" office:value-type="float" office:value="1.14917406343439" calcext:value-type="float">
            <text:p>1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1697" calcext:value-type="float">
            <text:p>441697</text:p>
          </table:table-cell>
          <table:table-cell office:value-type="float" office:value="81" calcext:value-type="float">
            <text:p>81</text:p>
          </table:table-cell>
          <table:table-cell office:value-type="float" office:value="8.850564" calcext:value-type="float">
            <text:p>8.851</text:p>
          </table:table-cell>
          <table:table-cell table:formula="of:=[.C8]/[.E8]" office:value-type="float" office:value="49906.0850811316" calcext:value-type="float">
            <text:p>49906</text:p>
          </table:table-cell>
          <table:table-cell table:formula="of:=[.C8]^(1/([.B8]*[.D8]))" office:value-type="float" office:value="1.17406703545486" calcext:value-type="float">
            <text:p>1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office:value-type="float" office:value="0.063667" calcext:value-type="float">
            <text:p>0.064</text:p>
          </table:table-cell>
          <table:table-cell table:formula="of:=[.C9]/[.E9]" office:value-type="float" office:value="32167.3708514615" calcext:value-type="float">
            <text:p>32167</text:p>
          </table:table-cell>
          <table:table-cell table:formula="of:=[.C9]^(1/([.B9]*[.D9]))" office:value-type="float" office:value="1.18463650117954" calcext:value-type="float">
            <text:p>1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87683" calcext:value-type="float">
            <text:p>387683</text:p>
          </table:table-cell>
          <table:table-cell office:value-type="float" office:value="187" calcext:value-type="float">
            <text:p>187</text:p>
          </table:table-cell>
          <table:table-cell office:value-type="float" office:value="6.06249" calcext:value-type="float">
            <text:p>6.062</text:p>
          </table:table-cell>
          <table:table-cell table:formula="of:=[.C10]/[.E10]" office:value-type="float" office:value="63947.8168211411" calcext:value-type="float">
            <text:p>63948</text:p>
          </table:table-cell>
          <table:table-cell table:formula="of:=[.C10]^(1/([.B10]*[.D10]))" office:value-type="float" office:value="1.0712353667704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01044" calcext:value-type="float">
            <text:p>1501044</text:p>
          </table:table-cell>
          <table:table-cell office:value-type="float" office:value="107" calcext:value-type="float">
            <text:p>107</text:p>
          </table:table-cell>
          <table:table-cell office:value-type="float" office:value="31.628816" calcext:value-type="float">
            <text:p>31.629</text:p>
          </table:table-cell>
          <table:table-cell table:formula="of:=[.C11]/[.E11]" office:value-type="float" office:value="47458.1154096948" calcext:value-type="float">
            <text:p>47458</text:p>
          </table:table-cell>
          <table:table-cell table:formula="of:=[.C11]^(1/([.B11]*[.D11]))" office:value-type="float" office:value="1.14215041794334" calcext:value-type="float">
            <text:p>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95048" calcext:value-type="float">
            <text:p>10595048</text:p>
          </table:table-cell>
          <table:table-cell office:value-type="float" office:value="265" calcext:value-type="float">
            <text:p>265</text:p>
          </table:table-cell>
          <table:table-cell office:value-type="float" office:value="358.424689" calcext:value-type="float">
            <text:p>358.425</text:p>
          </table:table-cell>
          <table:table-cell table:formula="of:=[.C12]/[.E12]" office:value-type="float" office:value="29560.0395987231" calcext:value-type="float">
            <text:p>29560</text:p>
          </table:table-cell>
          <table:table-cell table:formula="of:=[.C12]^(1/([.B12]*[.D12]))" office:value-type="float" office:value="1.06294262341495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6529" calcext:value-type="float">
            <text:p>126529</text:p>
          </table:table-cell>
          <table:table-cell office:value-type="float" office:value="195" calcext:value-type="float">
            <text:p>195</text:p>
          </table:table-cell>
          <table:table-cell office:value-type="float" office:value="1.716158" calcext:value-type="float">
            <text:p>1.716</text:p>
          </table:table-cell>
          <table:table-cell table:formula="of:=[.C13]/[.E13]" office:value-type="float" office:value="73728.0600037992" calcext:value-type="float">
            <text:p>73728</text:p>
          </table:table-cell>
          <table:table-cell table:formula="of:=[.C13]^(1/([.B13]*[.D13]))" office:value-type="float" office:value="1.06209918922336" calcext:value-type="float">
            <text:p>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29006" calcext:value-type="float">
            <text:p>5229006</text:p>
          </table:table-cell>
          <table:table-cell office:value-type="float" office:value="233" calcext:value-type="float">
            <text:p>233</text:p>
          </table:table-cell>
          <table:table-cell office:value-type="float" office:value="127.310015" calcext:value-type="float">
            <text:p>127.310</text:p>
          </table:table-cell>
          <table:table-cell table:formula="of:=[.C14]/[.E14]" office:value-type="float" office:value="41073.0137766459" calcext:value-type="float">
            <text:p>41073</text:p>
          </table:table-cell>
          <table:table-cell table:formula="of:=[.C14]^(1/([.B14]*[.D14]))" office:value-type="float" office:value="1.06864735926624" calcext:value-type="float">
            <text:p>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0.002523" calcext:value-type="float">
            <text:p>0.003</text:p>
          </table:table-cell>
          <table:table-cell table:formula="of:=[.C15]/[.E15]" office:value-type="float" office:value="26555.6876734047" calcext:value-type="float">
            <text:p>26556</text:p>
          </table:table-cell>
          <table:table-cell table:formula="of:=[.C15]^(1/([.B15]*[.D15]))" office:value-type="float" office:value="1.26313160014203" calcext:value-type="float">
            <text:p>1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852637" calcext:value-type="float">
            <text:p>5852637</text:p>
          </table:table-cell>
          <table:table-cell office:value-type="float" office:value="211" calcext:value-type="float">
            <text:p>211</text:p>
          </table:table-cell>
          <table:table-cell office:value-type="float" office:value="151.763938" calcext:value-type="float">
            <text:p>151.764</text:p>
          </table:table-cell>
          <table:table-cell table:formula="of:=[.C16]/[.E16]" office:value-type="float" office:value="38564.0823316011" calcext:value-type="float">
            <text:p>38564</text:p>
          </table:table-cell>
          <table:table-cell table:formula="of:=[.C16]^(1/([.B16]*[.D16]))" office:value-type="float" office:value="1.07664556644863" calcext:value-type="float">
            <text:p>1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58474" calcext:value-type="float">
            <text:p>1458474</text:p>
          </table:table-cell>
          <table:table-cell office:value-type="float" office:value="86" calcext:value-type="float">
            <text:p>86</text:p>
          </table:table-cell>
          <table:table-cell office:value-type="float" office:value="37.541338" calcext:value-type="float">
            <text:p>37.541</text:p>
          </table:table-cell>
          <table:table-cell table:formula="of:=[.C17]/[.E17]" office:value-type="float" office:value="38849.8140369957" calcext:value-type="float">
            <text:p>38850</text:p>
          </table:table-cell>
          <table:table-cell table:formula="of:=[.C17]^(1/([.B17]*[.D17]))" office:value-type="float" office:value="1.17943290664269" calcext:value-type="float">
            <text:p>1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63770" calcext:value-type="float">
            <text:p>106377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98.871528" calcext:value-type="float">
            <text:p>98.871528</text:p>
          </table:table-cell>
          <table:table-cell table:formula="of:=[.C28]/[.E28]" office:value-type="float" office:value="10759.1135842464" calcext:value-type="float">
            <text:p>10759</text:p>
          </table:table-cell>
          <table:table-cell table:formula="of:=[.C28]^(1/([.B28]*[.D28]))" office:value-type="float" office:value="1.23400203195491" calcext:value-type="float">
            <text:p>1.23</text:p>
          </table:table-cell>
        </table:table-row>
      </table:table>
      <table:table table:name="html" table:style-name="ta1">
        <table:table-column table:style-name="co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formula="of:=[heu.A1]" office:value-type="string" office:string-value="Problem" calcext:value-type="string">
            <text:p>Problem</text:p>
          </table:table-cell>
          <table:table-cell office:value-type="string" calcext:value-type="string">
            <text:p>Figure</text:p>
          </table:table-cell>
          <table:table-cell table:formula="of:=[heu.B1]" office:value-type="string" office:string-value="Robots" calcext:value-type="string">
            <text:p>Robots</text:p>
          </table:table-cell>
          <table:table-cell table:formula="of:=[heu.C1]" office:value-type="string" office:string-value="Expanded nodes" calcext:value-type="string">
            <text:p>Expanded nodes</text:p>
          </table:table-cell>
          <table:table-cell table:formula="of:=[heu.D1]" office:value-type="string" office:string-value="Length" calcext:value-type="string">
            <text:p>Length</text:p>
          </table:table-cell>
          <table:table-cell table:formula="of:=[heu.E1]" office:value-type="string" office:string-value="Search Time (s)" calcext:value-type="string">
            <text:p>Search Time (s)</text:p>
          </table:table-cell>
        </table:table-row>
        <table:table-row table:style-name="ro1">
          <table:table-cell table:formula="of:=[heu.A2]" office:value-type="float" office:value="1" calcext:value-type="float">
            <text:p>1</text:p>
          </table:table-cell>
          <table:table-cell table:formula="of:=CONCATENATE(&quot;&lt;img alt='' title='stream' src='box_pushing/problem&quot;;[.A2];&quot;/figs/GIF.gif'&gt;&quot;)" office:value-type="string" office:string-value="&lt;img alt='' title='stream' src='box_pushing/problem1/figs/GIF.gif'&gt;" calcext:value-type="string">
            <text:p>&lt;img alt='' title='stream' src='box_pushing/problem1/figs/GIF.gif'&gt;</text:p>
          </table:table-cell>
          <table:table-cell table:formula="of:=[heu.B2]" office:value-type="float" office:value="1" calcext:value-type="float">
            <text:p>1</text:p>
          </table:table-cell>
          <table:table-cell table:formula="of:=[heu.C2]" office:value-type="float" office:value="711" calcext:value-type="float">
            <text:p>711</text:p>
          </table:table-cell>
          <table:table-cell table:formula="of:=[heu.D2]" office:value-type="float" office:value="36" calcext:value-type="float">
            <text:p>36</text:p>
          </table:table-cell>
          <table:table-cell table:formula="of:=[heu.E2]" office:value-type="float" office:value="0.024895" calcext:value-type="float">
            <text:p>0.024895</text:p>
          </table:table-cell>
        </table:table-row>
        <table:table-row table:style-name="ro1">
          <table:table-cell table:formula="of:=[heu.A3]" office:value-type="float" office:value="2" calcext:value-type="float">
            <text:p>2</text:p>
          </table:table-cell>
          <table:table-cell table:formula="of:=CONCATENATE(&quot;&lt;img alt='' title='stream' src='box_pushing/problem&quot;;[.A3];&quot;/figs/GIF.gif'&gt;&quot;)" office:value-type="string" office:string-value="&lt;img alt='' title='stream' src='box_pushing/problem2/figs/GIF.gif'&gt;" calcext:value-type="string">
            <text:p>&lt;img alt='' title='stream' src='box_pushing/problem2/figs/GIF.gif'&gt;</text:p>
          </table:table-cell>
          <table:table-cell table:formula="of:=[heu.B3]" office:value-type="float" office:value="1" calcext:value-type="float">
            <text:p>1</text:p>
          </table:table-cell>
          <table:table-cell table:formula="of:=[heu.C3]" office:value-type="float" office:value="8" calcext:value-type="float">
            <text:p>8</text:p>
          </table:table-cell>
          <table:table-cell table:formula="of:=[heu.D3]" office:value-type="float" office:value="4" calcext:value-type="float">
            <text:p>4</text:p>
          </table:table-cell>
          <table:table-cell table:formula="of:=[heu.E3]" office:value-type="float" office:value="0.000367" calcext:value-type="float">
            <text:p>0.000367</text:p>
          </table:table-cell>
        </table:table-row>
        <table:table-row table:style-name="ro1">
          <table:table-cell table:formula="of:=[heu.A4]" office:value-type="float" office:value="3" calcext:value-type="float">
            <text:p>3</text:p>
          </table:table-cell>
          <table:table-cell table:formula="of:=CONCATENATE(&quot;&lt;img alt='' title='stream' src='box_pushing/problem&quot;;[.A4];&quot;/figs/GIF.gif'&gt;&quot;)" office:value-type="string" office:string-value="&lt;img alt='' title='stream' src='box_pushing/problem3/figs/GIF.gif'&gt;" calcext:value-type="string">
            <text:p>&lt;img alt='' title='stream' src='box_pushing/problem3/figs/GIF.gif'&gt;</text:p>
          </table:table-cell>
          <table:table-cell table:formula="of:=[heu.B4]" office:value-type="float" office:value="1" calcext:value-type="float">
            <text:p>1</text:p>
          </table:table-cell>
          <table:table-cell table:formula="of:=[heu.C4]" office:value-type="float" office:value="52851" calcext:value-type="float">
            <text:p>52851</text:p>
          </table:table-cell>
          <table:table-cell table:formula="of:=[heu.D4]" office:value-type="float" office:value="112" calcext:value-type="float">
            <text:p>112</text:p>
          </table:table-cell>
          <table:table-cell table:formula="of:=[heu.E4]" office:value-type="float" office:value="0.806212" calcext:value-type="float">
            <text:p>0.806212</text:p>
          </table:table-cell>
        </table:table-row>
        <table:table-row table:style-name="ro1">
          <table:table-cell table:formula="of:=[heu.A5]" office:value-type="float" office:value="4" calcext:value-type="float">
            <text:p>4</text:p>
          </table:table-cell>
          <table:table-cell table:formula="of:=CONCATENATE(&quot;&lt;img alt='' title='stream' src='box_pushing/problem&quot;;[.A5];&quot;/figs/GIF.gif'&gt;&quot;)" office:value-type="string" office:string-value="&lt;img alt='' title='stream' src='box_pushing/problem4/figs/GIF.gif'&gt;" calcext:value-type="string">
            <text:p>&lt;img alt='' title='stream' src='box_pushing/problem4/figs/GIF.gif'&gt;</text:p>
          </table:table-cell>
          <table:table-cell table:formula="of:=[heu.B5]" office:value-type="float" office:value="1" calcext:value-type="float">
            <text:p>1</text:p>
          </table:table-cell>
          <table:table-cell table:formula="of:=[heu.C5]" office:value-type="string" office:string-value="-" calcext:value-type="string">
            <text:p>-</text:p>
          </table:table-cell>
          <table:table-cell table:formula="of:=[heu.D5]" office:value-type="string" office:string-value="-" calcext:value-type="string">
            <text:p>-</text:p>
          </table:table-cell>
          <table:table-cell table:formula="of:=[heu.E5]" office:value-type="string" office:string-value="-" calcext:value-type="string">
            <text:p>-</text:p>
          </table:table-cell>
        </table:table-row>
        <table:table-row table:style-name="ro1">
          <table:table-cell table:formula="of:=[heu.A6]" office:value-type="float" office:value="5" calcext:value-type="float">
            <text:p>5</text:p>
          </table:table-cell>
          <table:table-cell table:formula="of:=CONCATENATE(&quot;&lt;img alt='' title='stream' src='box_pushing/problem&quot;;[.A6];&quot;/figs/GIF.gif'&gt;&quot;)" office:value-type="string" office:string-value="&lt;img alt='' title='stream' src='box_pushing/problem5/figs/GIF.gif'&gt;" calcext:value-type="string">
            <text:p>&lt;img alt='' title='stream' src='box_pushing/problem5/figs/GIF.gif'&gt;</text:p>
          </table:table-cell>
          <table:table-cell table:formula="of:=[heu.B6]" office:value-type="float" office:value="1" calcext:value-type="float">
            <text:p>1</text:p>
          </table:table-cell>
          <table:table-cell table:formula="of:=[heu.C6]" office:value-type="float" office:value="9" calcext:value-type="float">
            <text:p>9</text:p>
          </table:table-cell>
          <table:table-cell table:formula="of:=[heu.D6]" office:value-type="float" office:value="4" calcext:value-type="float">
            <text:p>4</text:p>
          </table:table-cell>
          <table:table-cell table:formula="of:=[heu.E6]" office:value-type="float" office:value="0.000481" calcext:value-type="float">
            <text:p>0.000481</text:p>
          </table:table-cell>
        </table:table-row>
        <table:table-row table:style-name="ro1">
          <table:table-cell table:formula="of:=[heu.A7]" office:value-type="float" office:value="6" calcext:value-type="float">
            <text:p>6</text:p>
          </table:table-cell>
          <table:table-cell table:formula="of:=CONCATENATE(&quot;&lt;img alt='' title='stream' src='box_pushing/problem&quot;;[.A7];&quot;/figs/GIF.gif'&gt;&quot;)" office:value-type="string" office:string-value="&lt;img alt='' title='stream' src='box_pushing/problem6/figs/GIF.gif'&gt;" calcext:value-type="string">
            <text:p>&lt;img alt='' title='stream' src='box_pushing/problem6/figs/GIF.gif'&gt;</text:p>
          </table:table-cell>
          <table:table-cell table:formula="of:=[heu.B7]" office:value-type="float" office:value="1" calcext:value-type="float">
            <text:p>1</text:p>
          </table:table-cell>
          <table:table-cell table:formula="of:=[heu.C7]" office:value-type="float" office:value="39640" calcext:value-type="float">
            <text:p>39640</text:p>
          </table:table-cell>
          <table:table-cell table:formula="of:=[heu.D7]" office:value-type="float" office:value="72" calcext:value-type="float">
            <text:p>72</text:p>
          </table:table-cell>
          <table:table-cell table:formula="of:=[heu.E7]" office:value-type="float" office:value="0.649464" calcext:value-type="float">
            <text:p>0.649464</text:p>
          </table:table-cell>
        </table:table-row>
        <table:table-row table:style-name="ro1">
          <table:table-cell table:formula="of:=[heu.A8]" office:value-type="float" office:value="7" calcext:value-type="float">
            <text:p>7</text:p>
          </table:table-cell>
          <table:table-cell table:formula="of:=CONCATENATE(&quot;&lt;img alt='' title='stream' src='box_pushing/problem&quot;;[.A8];&quot;/figs/GIF.gif'&gt;&quot;)" office:value-type="string" office:string-value="&lt;img alt='' title='stream' src='box_pushing/problem7/figs/GIF.gif'&gt;" calcext:value-type="string">
            <text:p>&lt;img alt='' title='stream' src='box_pushing/problem7/figs/GIF.gif'&gt;</text:p>
          </table:table-cell>
          <table:table-cell table:formula="of:=[heu.B8]" office:value-type="float" office:value="1" calcext:value-type="float">
            <text:p>1</text:p>
          </table:table-cell>
          <table:table-cell table:formula="of:=[heu.C8]" office:value-type="float" office:value="956140" calcext:value-type="float">
            <text:p>956140</text:p>
          </table:table-cell>
          <table:table-cell table:formula="of:=[heu.D8]" office:value-type="float" office:value="81" calcext:value-type="float">
            <text:p>81</text:p>
          </table:table-cell>
          <table:table-cell table:formula="of:=[heu.E8]" office:value-type="float" office:value="22.308769" calcext:value-type="float">
            <text:p>22.308769</text:p>
          </table:table-cell>
        </table:table-row>
        <table:table-row table:style-name="ro1">
          <table:table-cell table:formula="of:=[heu.A9]" office:value-type="float" office:value="8" calcext:value-type="float">
            <text:p>8</text:p>
          </table:table-cell>
          <table:table-cell table:formula="of:=CONCATENATE(&quot;&lt;img alt='' title='stream' src='box_pushing/problem&quot;;[.A9];&quot;/figs/GIF.gif'&gt;&quot;)" office:value-type="string" office:string-value="&lt;img alt='' title='stream' src='box_pushing/problem8/figs/GIF.gif'&gt;" calcext:value-type="string">
            <text:p>&lt;img alt='' title='stream' src='box_pushing/problem8/figs/GIF.gif'&gt;</text:p>
          </table:table-cell>
          <table:table-cell table:formula="of:=[heu.B9]" office:value-type="float" office:value="1" calcext:value-type="float">
            <text:p>1</text:p>
          </table:table-cell>
          <table:table-cell table:formula="of:=[heu.C9]" office:value-type="float" office:value="2710" calcext:value-type="float">
            <text:p>2710</text:p>
          </table:table-cell>
          <table:table-cell table:formula="of:=[heu.D9]" office:value-type="float" office:value="45" calcext:value-type="float">
            <text:p>45</text:p>
          </table:table-cell>
          <table:table-cell table:formula="of:=[heu.E9]" office:value-type="float" office:value="0.077083" calcext:value-type="float">
            <text:p>0.077083</text:p>
          </table:table-cell>
        </table:table-row>
        <table:table-row table:style-name="ro1">
          <table:table-cell table:formula="of:=[heu.A10]" office:value-type="float" office:value="9" calcext:value-type="float">
            <text:p>9</text:p>
          </table:table-cell>
          <table:table-cell table:formula="of:=CONCATENATE(&quot;&lt;img alt='' title='stream' src='box_pushing/problem&quot;;[.A10];&quot;/figs/GIF.gif'&gt;&quot;)" office:value-type="string" office:string-value="&lt;img alt='' title='stream' src='box_pushing/problem9/figs/GIF.gif'&gt;" calcext:value-type="string">
            <text:p>&lt;img alt='' title='stream' src='box_pushing/problem9/figs/GIF.gif'&gt;</text:p>
          </table:table-cell>
          <table:table-cell table:formula="of:=[heu.B10]" office:value-type="float" office:value="1" calcext:value-type="float">
            <text:p>1</text:p>
          </table:table-cell>
          <table:table-cell table:formula="of:=[heu.C10]" office:value-type="float" office:value="438281" calcext:value-type="float">
            <text:p>438281</text:p>
          </table:table-cell>
          <table:table-cell table:formula="of:=[heu.D10]" office:value-type="float" office:value="187" calcext:value-type="float">
            <text:p>187</text:p>
          </table:table-cell>
          <table:table-cell table:formula="of:=[heu.E10]" office:value-type="float" office:value="7.501508" calcext:value-type="float">
            <text:p>7.501508</text:p>
          </table:table-cell>
        </table:table-row>
        <table:table-row table:style-name="ro1">
          <table:table-cell table:formula="of:=[heu.A11]" office:value-type="float" office:value="10" calcext:value-type="float">
            <text:p>10</text:p>
          </table:table-cell>
          <table:table-cell table:formula="of:=CONCATENATE(&quot;&lt;img alt='' title='stream' src='box_pushing/problem&quot;;[.A11];&quot;/figs/GIF.gif'&gt;&quot;)" office:value-type="string" office:string-value="&lt;img alt='' title='stream' src='box_pushing/problem10/figs/GIF.gif'&gt;" calcext:value-type="string">
            <text:p>&lt;img alt='' title='stream' src='box_pushing/problem10/figs/GIF.gif'&gt;</text:p>
          </table:table-cell>
          <table:table-cell table:formula="of:=[heu.B11]" office:value-type="float" office:value="1" calcext:value-type="float">
            <text:p>1</text:p>
          </table:table-cell>
          <table:table-cell table:formula="of:=[heu.C11]" office:value-type="float" office:value="1613146" calcext:value-type="float">
            <text:p>1613146</text:p>
          </table:table-cell>
          <table:table-cell table:formula="of:=[heu.D11]" office:value-type="float" office:value="107" calcext:value-type="float">
            <text:p>107</text:p>
          </table:table-cell>
          <table:table-cell table:formula="of:=[heu.E11]" office:value-type="float" office:value="35.670642" calcext:value-type="float">
            <text:p>35.670642</text:p>
          </table:table-cell>
        </table:table-row>
        <table:table-row table:style-name="ro1">
          <table:table-cell table:formula="of:=[heu.A12]" office:value-type="float" office:value="11" calcext:value-type="float">
            <text:p>11</text:p>
          </table:table-cell>
          <table:table-cell table:formula="of:=CONCATENATE(&quot;&lt;img alt='' title='stream' src='box_pushing/problem&quot;;[.A12];&quot;/figs/GIF.gif'&gt;&quot;)" office:value-type="string" office:string-value="&lt;img alt='' title='stream' src='box_pushing/problem11/figs/GIF.gif'&gt;" calcext:value-type="string">
            <text:p>&lt;img alt='' title='stream' src='box_pushing/problem11/figs/GIF.gif'&gt;</text:p>
          </table:table-cell>
          <table:table-cell table:formula="of:=[heu.B12]" office:value-type="float" office:value="1" calcext:value-type="float">
            <text:p>1</text:p>
          </table:table-cell>
          <table:table-cell table:formula="of:=[heu.C12]" office:value-type="float" office:value="11929184" calcext:value-type="float">
            <text:p>11929184</text:p>
          </table:table-cell>
          <table:table-cell table:formula="of:=[heu.D12]" office:value-type="float" office:value="265" calcext:value-type="float">
            <text:p>265</text:p>
          </table:table-cell>
          <table:table-cell table:formula="of:=[heu.E12]" office:value-type="float" office:value="418.738096" calcext:value-type="float">
            <text:p>418.738096</text:p>
          </table:table-cell>
        </table:table-row>
        <table:table-row table:style-name="ro1">
          <table:table-cell table:formula="of:=[heu.A13]" office:value-type="float" office:value="12" calcext:value-type="float">
            <text:p>12</text:p>
          </table:table-cell>
          <table:table-cell table:formula="of:=CONCATENATE(&quot;&lt;img alt='' title='stream' src='box_pushing/problem&quot;;[.A13];&quot;/figs/GIF.gif'&gt;&quot;)" office:value-type="string" office:string-value="&lt;img alt='' title='stream' src='box_pushing/problem12/figs/GIF.gif'&gt;" calcext:value-type="string">
            <text:p>&lt;img alt='' title='stream' src='box_pushing/problem12/figs/GIF.gif'&gt;</text:p>
          </table:table-cell>
          <table:table-cell table:formula="of:=[heu.B13]" office:value-type="float" office:value="1" calcext:value-type="float">
            <text:p>1</text:p>
          </table:table-cell>
          <table:table-cell table:formula="of:=[heu.C13]" office:value-type="float" office:value="131268" calcext:value-type="float">
            <text:p>131268</text:p>
          </table:table-cell>
          <table:table-cell table:formula="of:=[heu.D13]" office:value-type="float" office:value="195" calcext:value-type="float">
            <text:p>195</text:p>
          </table:table-cell>
          <table:table-cell table:formula="of:=[heu.E13]" office:value-type="float" office:value="1.646673" calcext:value-type="float">
            <text:p>1.646673</text:p>
          </table:table-cell>
        </table:table-row>
        <table:table-row table:style-name="ro1">
          <table:table-cell table:formula="of:=[heu.A14]" office:value-type="float" office:value="13" calcext:value-type="float">
            <text:p>13</text:p>
          </table:table-cell>
          <table:table-cell table:formula="of:=CONCATENATE(&quot;&lt;img alt='' title='stream' src='box_pushing/problem&quot;;[.A14];&quot;/figs/GIF.gif'&gt;&quot;)" office:value-type="string" office:string-value="&lt;img alt='' title='stream' src='box_pushing/problem13/figs/GIF.gif'&gt;" calcext:value-type="string">
            <text:p>&lt;img alt='' title='stream' src='box_pushing/problem13/figs/GIF.gif'&gt;</text:p>
          </table:table-cell>
          <table:table-cell table:formula="of:=[heu.B14]" office:value-type="float" office:value="1" calcext:value-type="float">
            <text:p>1</text:p>
          </table:table-cell>
          <table:table-cell table:formula="of:=[heu.C14]" office:value-type="float" office:value="5230149" calcext:value-type="float">
            <text:p>5230149</text:p>
          </table:table-cell>
          <table:table-cell table:formula="of:=[heu.D14]" office:value-type="float" office:value="231" calcext:value-type="float">
            <text:p>231</text:p>
          </table:table-cell>
          <table:table-cell table:formula="of:=[heu.E14]" office:value-type="float" office:value="129.173812" calcext:value-type="float">
            <text:p>129.173812</text:p>
          </table:table-cell>
        </table:table-row>
        <table:table-row table:style-name="ro1">
          <table:table-cell table:formula="of:=[heu.A15]" office:value-type="float" office:value="14" calcext:value-type="float">
            <text:p>14</text:p>
          </table:table-cell>
          <table:table-cell table:formula="of:=CONCATENATE(&quot;&lt;img alt='' title='stream' src='box_pushing/problem&quot;;[.A15];&quot;/figs/GIF.gif'&gt;&quot;)" office:value-type="string" office:string-value="&lt;img alt='' title='stream' src='box_pushing/problem14/figs/GIF.gif'&gt;" calcext:value-type="string">
            <text:p>&lt;img alt='' title='stream' src='box_pushing/problem14/figs/GIF.gif'&gt;</text:p>
          </table:table-cell>
          <table:table-cell table:formula="of:=[heu.B15]" office:value-type="float" office:value="1" calcext:value-type="float">
            <text:p>1</text:p>
          </table:table-cell>
          <table:table-cell table:formula="of:=[heu.C15]" office:value-type="float" office:value="102" calcext:value-type="float">
            <text:p>102</text:p>
          </table:table-cell>
          <table:table-cell table:formula="of:=[heu.D15]" office:value-type="float" office:value="18" calcext:value-type="float">
            <text:p>18</text:p>
          </table:table-cell>
          <table:table-cell table:formula="of:=[heu.E15]" office:value-type="float" office:value="0.001986" calcext:value-type="float">
            <text:p>0.001986</text:p>
          </table:table-cell>
        </table:table-row>
        <table:table-row table:style-name="ro1">
          <table:table-cell table:formula="of:=[heu.A16]" office:value-type="float" office:value="15" calcext:value-type="float">
            <text:p>15</text:p>
          </table:table-cell>
          <table:table-cell table:formula="of:=CONCATENATE(&quot;&lt;img alt='' title='stream' src='box_pushing/problem&quot;;[.A16];&quot;/figs/GIF.gif'&gt;&quot;)" office:value-type="string" office:string-value="&lt;img alt='' title='stream' src='box_pushing/problem15/figs/GIF.gif'&gt;" calcext:value-type="string">
            <text:p>&lt;img alt='' title='stream' src='box_pushing/problem15/figs/GIF.gif'&gt;</text:p>
          </table:table-cell>
          <table:table-cell table:formula="of:=[heu.B16]" office:value-type="float" office:value="1" calcext:value-type="float">
            <text:p>1</text:p>
          </table:table-cell>
          <table:table-cell table:formula="of:=[heu.C16]" office:value-type="float" office:value="6040106" calcext:value-type="float">
            <text:p>6040106</text:p>
          </table:table-cell>
          <table:table-cell table:formula="of:=[heu.D16]" office:value-type="float" office:value="211" calcext:value-type="float">
            <text:p>211</text:p>
          </table:table-cell>
          <table:table-cell table:formula="of:=[heu.E16]" office:value-type="float" office:value="168.958069" calcext:value-type="float">
            <text:p>168.958069</text:p>
          </table:table-cell>
        </table:table-row>
        <table:table-row table:style-name="ro1">
          <table:table-cell table:formula="of:=[heu.A17]" office:value-type="float" office:value="16" calcext:value-type="float">
            <text:p>16</text:p>
          </table:table-cell>
          <table:table-cell table:formula="of:=CONCATENATE(&quot;&lt;img alt='' title='stream' src='box_pushing/problem&quot;;[.A17];&quot;/figs/GIF.gif'&gt;&quot;)" office:value-type="string" office:string-value="&lt;img alt='' title='stream' src='box_pushing/problem16/figs/GIF.gif'&gt;" calcext:value-type="string">
            <text:p>&lt;img alt='' title='stream' src='box_pushing/problem16/figs/GIF.gif'&gt;</text:p>
          </table:table-cell>
          <table:table-cell table:formula="of:=[heu.B17]" office:value-type="float" office:value="1" calcext:value-type="float">
            <text:p>1</text:p>
          </table:table-cell>
          <table:table-cell table:formula="of:=[heu.C17]" office:value-type="float" office:value="2339111" calcext:value-type="float">
            <text:p>2339111</text:p>
          </table:table-cell>
          <table:table-cell table:formula="of:=[heu.D17]" office:value-type="float" office:value="86" calcext:value-type="float">
            <text:p>86</text:p>
          </table:table-cell>
          <table:table-cell table:formula="of:=[heu.E17]" office:value-type="float" office:value="68.897353" calcext:value-type="float">
            <text:p>68.897353</text:p>
          </table:table-cell>
        </table:table-row>
        <table:table-row table:style-name="ro1">
          <table:table-cell table:formula="of:=[heu.A18]" office:value-type="float" office:value="17" calcext:value-type="float">
            <text:p>17</text:p>
          </table:table-cell>
          <table:table-cell table:formula="of:=CONCATENATE(&quot;&lt;img alt='' title='stream' src='box_pushing/problem&quot;;[.A18];&quot;/figs/GIF.gif'&gt;&quot;)" office:value-type="string" office:string-value="&lt;img alt='' title='stream' src='box_pushing/problem17/figs/GIF.gif'&gt;" calcext:value-type="string">
            <text:p>&lt;img alt='' title='stream' src='box_pushing/problem17/figs/GIF.gif'&gt;</text:p>
          </table:table-cell>
          <table:table-cell table:formula="of:=[heu.B18]" office:value-type="float" office:value="1" calcext:value-type="float">
            <text:p>1</text:p>
          </table:table-cell>
          <table:table-cell table:formula="of:=[heu.C18]" office:value-type="float" office:value="60541171" calcext:value-type="float">
            <text:p>60541171</text:p>
          </table:table-cell>
          <table:table-cell table:formula="of:=[heu.D18]" office:value-type="float" office:value="352" calcext:value-type="float">
            <text:p>352</text:p>
          </table:table-cell>
          <table:table-cell table:formula="of:=[heu.E18]" office:value-type="float" office:value="5420.703454" calcext:value-type="float">
            <text:p>5420.703454</text:p>
          </table:table-cell>
        </table:table-row>
        <table:table-row table:style-name="ro1">
          <table:table-cell table:formula="of:=[heu.A19]" office:value-type="float" office:value="18" calcext:value-type="float">
            <text:p>18</text:p>
          </table:table-cell>
          <table:table-cell table:formula="of:=CONCATENATE(&quot;&lt;img alt='' title='stream' src='box_pushing/problem&quot;;[.A19];&quot;/figs/GIF.gif'&gt;&quot;)" office:value-type="string" office:string-value="&lt;img alt='' title='stream' src='box_pushing/problem18/figs/GIF.gif'&gt;" calcext:value-type="string">
            <text:p>&lt;img alt='' title='stream' src='box_pushing/problem18/figs/GIF.gif'&gt;</text:p>
          </table:table-cell>
          <table:table-cell table:formula="of:=[heu.B19]" office:value-type="float" office:value="1" calcext:value-type="float">
            <text:p>1</text:p>
          </table:table-cell>
          <table:table-cell table:formula="of:=[heu.C19]" office:value-type="string" office:string-value="-" calcext:value-type="string">
            <text:p>-</text:p>
          </table:table-cell>
          <table:table-cell table:formula="of:=[heu.D19]" office:value-type="string" office:string-value="-" calcext:value-type="string">
            <text:p>-</text:p>
          </table:table-cell>
          <table:table-cell table:formula="of:=[heu.E19]" office:value-type="string" office:string-value="-" calcext:value-type="string">
            <text:p>-</text:p>
          </table:table-cell>
        </table:table-row>
        <table:table-row table:style-name="ro1">
          <table:table-cell table:formula="of:=[heu.A20]" office:value-type="float" office:value="19" calcext:value-type="float">
            <text:p>19</text:p>
          </table:table-cell>
          <table:table-cell table:formula="of:=CONCATENATE(&quot;&lt;img alt='' title='stream' src='box_pushing/problem&quot;;[.A20];&quot;/figs/GIF.gif'&gt;&quot;)" office:value-type="string" office:string-value="&lt;img alt='' title='stream' src='box_pushing/problem19/figs/GIF.gif'&gt;" calcext:value-type="string">
            <text:p>&lt;img alt='' title='stream' src='box_pushing/problem19/figs/GIF.gif'&gt;</text:p>
          </table:table-cell>
          <table:table-cell table:formula="of:=[heu.B20]" office:value-type="float" office:value="1" calcext:value-type="float">
            <text:p>1</text:p>
          </table:table-cell>
          <table:table-cell table:formula="of:=[heu.C20]" office:value-type="float" office:value="23020508" calcext:value-type="float">
            <text:p>23020508</text:p>
          </table:table-cell>
          <table:table-cell table:formula="of:=[heu.D20]" office:value-type="float" office:value="150" calcext:value-type="float">
            <text:p>150</text:p>
          </table:table-cell>
          <table:table-cell table:formula="of:=[heu.E20]" office:value-type="float" office:value="2206.348672" calcext:value-type="float">
            <text:p>2206.348672</text:p>
          </table:table-cell>
        </table:table-row>
        <table:table-row table:style-name="ro1">
          <table:table-cell table:formula="of:=[heu.A21]" office:value-type="float" office:value="20" calcext:value-type="float">
            <text:p>20</text:p>
          </table:table-cell>
          <table:table-cell table:formula="of:=CONCATENATE(&quot;&lt;img alt='' title='stream' src='box_pushing/problem&quot;;[.A21];&quot;/figs/GIF.gif'&gt;&quot;)" office:value-type="string" office:string-value="&lt;img alt='' title='stream' src='box_pushing/problem20/figs/GIF.gif'&gt;" calcext:value-type="string">
            <text:p>&lt;img alt='' title='stream' src='box_pushing/problem20/figs/GIF.gif'&gt;</text:p>
          </table:table-cell>
          <table:table-cell table:formula="of:=[heu.B21]" office:value-type="float" office:value="1" calcext:value-type="float">
            <text:p>1</text:p>
          </table:table-cell>
          <table:table-cell table:formula="of:=[heu.C21]" office:value-type="string" office:string-value="-" calcext:value-type="string">
            <text:p>-</text:p>
          </table:table-cell>
          <table:table-cell table:formula="of:=[heu.D21]" office:value-type="string" office:string-value="-" calcext:value-type="string">
            <text:p>-</text:p>
          </table:table-cell>
          <table:table-cell table:formula="of:=[heu.E21]" office:value-type="string" office:string-value="-" calcext:value-type="string">
            <text:p>-</text:p>
          </table:table-cell>
        </table:table-row>
        <table:table-row table:style-name="ro1">
          <table:table-cell table:formula="of:=[heu.A22]" office:value-type="float" office:value="21" calcext:value-type="float">
            <text:p>21</text:p>
          </table:table-cell>
          <table:table-cell table:formula="of:=CONCATENATE(&quot;&lt;img alt='' title='stream' src='box_pushing/problem&quot;;[.A22];&quot;/figs/GIF.gif'&gt;&quot;)" office:value-type="string" office:string-value="&lt;img alt='' title='stream' src='box_pushing/problem21/figs/GIF.gif'&gt;" calcext:value-type="string">
            <text:p>&lt;img alt='' title='stream' src='box_pushing/problem21/figs/GIF.gif'&gt;</text:p>
          </table:table-cell>
          <table:table-cell table:formula="of:=[heu.B22]" office:value-type="float" office:value="1" calcext:value-type="float">
            <text:p>1</text:p>
          </table:table-cell>
          <table:table-cell table:formula="of:=[heu.C22]" office:value-type="string" office:string-value="-" calcext:value-type="string">
            <text:p>-</text:p>
          </table:table-cell>
          <table:table-cell table:formula="of:=[heu.D22]" office:value-type="string" office:string-value="-" calcext:value-type="string">
            <text:p>-</text:p>
          </table:table-cell>
          <table:table-cell table:formula="of:=[heu.E22]" office:value-type="string" office:string-value="-" calcext:value-type="string">
            <text:p>-</text:p>
          </table:table-cell>
        </table:table-row>
        <table:table-row table:style-name="ro1">
          <table:table-cell table:formula="of:=[heu.A23]" office:value-type="float" office:value="22" calcext:value-type="float">
            <text:p>22</text:p>
          </table:table-cell>
          <table:table-cell table:formula="of:=CONCATENATE(&quot;&lt;img alt='' title='stream' src='box_pushing/problem&quot;;[.A23];&quot;/figs/GIF.gif'&gt;&quot;)" office:value-type="string" office:string-value="&lt;img alt='' title='stream' src='box_pushing/problem22/figs/GIF.gif'&gt;" calcext:value-type="string">
            <text:p>&lt;img alt='' title='stream' src='box_pushing/problem22/figs/GIF.gif'&gt;</text:p>
          </table:table-cell>
          <table:table-cell table:formula="of:=[heu.B23]" office:value-type="float" office:value="1" calcext:value-type="float">
            <text:p>1</text:p>
          </table:table-cell>
          <table:table-cell table:formula="of:=[heu.C23]" office:value-type="string" office:string-value="-" calcext:value-type="string">
            <text:p>-</text:p>
          </table:table-cell>
          <table:table-cell table:formula="of:=[heu.D23]" office:value-type="string" office:string-value="-" calcext:value-type="string">
            <text:p>-</text:p>
          </table:table-cell>
          <table:table-cell table:formula="of:=[heu.E23]" office:value-type="string" office:string-value="-" calcext:value-type="string">
            <text:p>-</text:p>
          </table:table-cell>
        </table:table-row>
        <table:table-row table:style-name="ro1">
          <table:table-cell table:formula="of:=[heu.A24]" office:value-type="float" office:value="23" calcext:value-type="float">
            <text:p>23</text:p>
          </table:table-cell>
          <table:table-cell table:formula="of:=CONCATENATE(&quot;&lt;img alt='' title='stream' src='box_pushing/problem&quot;;[.A24];&quot;/figs/GIF.gif'&gt;&quot;)" office:value-type="string" office:string-value="&lt;img alt='' title='stream' src='box_pushing/problem23/figs/GIF.gif'&gt;" calcext:value-type="string">
            <text:p>&lt;img alt='' title='stream' src='box_pushing/problem23/figs/GIF.gif'&gt;</text:p>
          </table:table-cell>
          <table:table-cell table:formula="of:=[heu.B24]" office:value-type="float" office:value="1" calcext:value-type="float">
            <text:p>1</text:p>
          </table:table-cell>
          <table:table-cell table:formula="of:=[heu.C24]" office:value-type="string" office:string-value="-" calcext:value-type="string">
            <text:p>-</text:p>
          </table:table-cell>
          <table:table-cell table:formula="of:=[heu.D24]" office:value-type="string" office:string-value="-" calcext:value-type="string">
            <text:p>-</text:p>
          </table:table-cell>
          <table:table-cell table:formula="of:=[heu.E24]" office:value-type="string" office:string-value="-" calcext:value-type="string">
            <text:p>-</text:p>
          </table:table-cell>
        </table:table-row>
        <table:table-row table:style-name="ro1">
          <table:table-cell table:formula="of:=[heu.A25]" office:value-type="float" office:value="24" calcext:value-type="float">
            <text:p>24</text:p>
          </table:table-cell>
          <table:table-cell table:formula="of:=CONCATENATE(&quot;&lt;img alt='' title='stream' src='box_pushing/problem&quot;;[.A25];&quot;/figs/GIF.gif'&gt;&quot;)" office:value-type="string" office:string-value="&lt;img alt='' title='stream' src='box_pushing/problem24/figs/GIF.gif'&gt;" calcext:value-type="string">
            <text:p>&lt;img alt='' title='stream' src='box_pushing/problem24/figs/GIF.gif'&gt;</text:p>
          </table:table-cell>
          <table:table-cell table:formula="of:=[heu.B25]" office:value-type="float" office:value="1" calcext:value-type="float">
            <text:p>1</text:p>
          </table:table-cell>
          <table:table-cell table:formula="of:=[heu.C25]" office:value-type="float" office:value="6110" calcext:value-type="float">
            <text:p>6110</text:p>
          </table:table-cell>
          <table:table-cell table:formula="of:=[heu.D25]" office:value-type="float" office:value="57" calcext:value-type="float">
            <text:p>57</text:p>
          </table:table-cell>
          <table:table-cell table:formula="of:=[heu.E25]" office:value-type="float" office:value="0.154316" calcext:value-type="float">
            <text:p>0.154316</text:p>
          </table:table-cell>
        </table:table-row>
        <table:table-row table:style-name="ro1">
          <table:table-cell table:formula="of:=[heu.A26]" office:value-type="float" office:value="25" calcext:value-type="float">
            <text:p>25</text:p>
          </table:table-cell>
          <table:table-cell table:formula="of:=CONCATENATE(&quot;&lt;img alt='' title='stream' src='box_pushing/problem&quot;;[.A26];&quot;/figs/GIF.gif'&gt;&quot;)" office:value-type="string" office:string-value="&lt;img alt='' title='stream' src='box_pushing/problem25/figs/GIF.gif'&gt;" calcext:value-type="string">
            <text:p>&lt;img alt='' title='stream' src='box_pushing/problem25/figs/GIF.gif'&gt;</text:p>
          </table:table-cell>
          <table:table-cell table:formula="of:=[heu.B26]" office:value-type="float" office:value="2" calcext:value-type="float">
            <text:p>2</text:p>
          </table:table-cell>
          <table:table-cell table:formula="of:=[heu.C26]" office:value-type="float" office:value="96183" calcext:value-type="float">
            <text:p>96183</text:p>
          </table:table-cell>
          <table:table-cell table:formula="of:=[heu.D26]" office:value-type="float" office:value="30" calcext:value-type="float">
            <text:p>30</text:p>
          </table:table-cell>
          <table:table-cell table:formula="of:=[heu.E26]" office:value-type="float" office:value="5.712276" calcext:value-type="float">
            <text:p>5.712276</text:p>
          </table:table-cell>
        </table:table-row>
        <table:table-row table:style-name="ro1">
          <table:table-cell table:formula="of:=[heu.A27]" office:value-type="float" office:value="26" calcext:value-type="float">
            <text:p>26</text:p>
          </table:table-cell>
          <table:table-cell table:formula="of:=CONCATENATE(&quot;&lt;img alt='' title='stream' src='box_pushing/problem&quot;;[.A27];&quot;/figs/GIF.gif'&gt;&quot;)" office:value-type="string" office:string-value="&lt;img alt='' title='stream' src='box_pushing/problem26/figs/GIF.gif'&gt;" calcext:value-type="string">
            <text:p>&lt;img alt='' title='stream' src='box_pushing/problem26/figs/GIF.gif'&gt;</text:p>
          </table:table-cell>
          <table:table-cell table:formula="of:=[heu.B27]" office:value-type="float" office:value="3" calcext:value-type="float">
            <text:p>3</text:p>
          </table:table-cell>
          <table:table-cell table:formula="of:=[heu.C27]" office:value-type="float" office:value="1053575" calcext:value-type="float">
            <text:p>1053575</text:p>
          </table:table-cell>
          <table:table-cell table:formula="of:=[heu.D27]" office:value-type="float" office:value="24" calcext:value-type="float">
            <text:p>24</text:p>
          </table:table-cell>
          <table:table-cell table:formula="of:=[heu.E27]" office:value-type="float" office:value="383.604831" calcext:value-type="float">
            <text:p>383.604831</text:p>
          </table:table-cell>
        </table:table-row>
        <table:table-row table:style-name="ro1">
          <table:table-cell table:formula="of:=[heu.A28]" office:value-type="float" office:value="27" calcext:value-type="float">
            <text:p>27</text:p>
          </table:table-cell>
          <table:table-cell table:formula="of:=CONCATENATE(&quot;&lt;img alt='' title='stream' src='box_pushing/problem&quot;;[.A28];&quot;/figs/GIF.gif'&gt;&quot;)" office:value-type="string" office:string-value="&lt;img alt='' title='stream' src='box_pushing/problem27/figs/GIF.gif'&gt;" calcext:value-type="string">
            <text:p>&lt;img alt='' title='stream' src='box_pushing/problem27/figs/GIF.gif'&gt;</text:p>
          </table:table-cell>
          <table:table-cell table:formula="of:=[heu.B28]" office:value-type="float" office:value="1" calcext:value-type="float">
            <text:p>1</text:p>
          </table:table-cell>
          <table:table-cell table:formula="of:=[heu.C28]" office:value-type="float" office:value="70576" calcext:value-type="float">
            <text:p>70576</text:p>
          </table:table-cell>
          <table:table-cell table:formula="of:=[heu.D28]" office:value-type="float" office:value="72" calcext:value-type="float">
            <text:p>72</text:p>
          </table:table-cell>
          <table:table-cell table:formula="of:=[heu.E28]" office:value-type="float" office:value="1.135993" calcext:value-type="float">
            <text:p>1.135993</text:p>
          </table:table-cell>
        </table:table-row>
        <table:table-row table:style-name="ro1">
          <table:table-cell table:formula="of:=[heu.A29]" office:value-type="float" office:value="28" calcext:value-type="float">
            <text:p>28</text:p>
          </table:table-cell>
          <table:table-cell table:formula="of:=CONCATENATE(&quot;&lt;img alt='' title='stream' src='box_pushing/problem&quot;;[.A29];&quot;/figs/GIF.gif'&gt;&quot;)" office:value-type="string" office:string-value="&lt;img alt='' title='stream' src='box_pushing/problem28/figs/GIF.gif'&gt;" calcext:value-type="string">
            <text:p>&lt;img alt='' title='stream' src='box_pushing/problem28/figs/GIF.gif'&gt;</text:p>
          </table:table-cell>
          <table:table-cell table:formula="of:=[heu.B29]" office:value-type="float" office:value="2" calcext:value-type="float">
            <text:p>2</text:p>
          </table:table-cell>
          <table:table-cell table:formula="of:=[heu.C29]" office:value-type="float" office:value="1707021" calcext:value-type="float">
            <text:p>1707021</text:p>
          </table:table-cell>
          <table:table-cell table:formula="of:=[heu.D29]" office:value-type="float" office:value="41" calcext:value-type="float">
            <text:p>41</text:p>
          </table:table-cell>
          <table:table-cell table:formula="of:=[heu.E29]" office:value-type="float" office:value="205.225721" calcext:value-type="float">
            <text:p>205.225721</text:p>
          </table:table-cell>
        </table:table-row>
        <table:table-row table:style-name="ro1">
          <table:table-cell table:formula="of:=[heu.A30]" office:value-type="float" office:value="29" calcext:value-type="float">
            <text:p>29</text:p>
          </table:table-cell>
          <table:table-cell table:formula="of:=CONCATENATE(&quot;&lt;img alt='' title='stream' src='box_pushing/problem&quot;;[.A30];&quot;/figs/GIF.gif'&gt;&quot;)" office:value-type="string" office:string-value="&lt;img alt='' title='stream' src='box_pushing/problem29/figs/GIF.gif'&gt;" calcext:value-type="string">
            <text:p>&lt;img alt='' title='stream' src='box_pushing/problem29/figs/GIF.gif'&gt;</text:p>
          </table:table-cell>
          <table:table-cell table:formula="of:=[heu.B30]" office:value-type="float" office:value="3" calcext:value-type="float">
            <text:p>3</text:p>
          </table:table-cell>
          <table:table-cell table:formula="of:=[heu.C30]" office:value-type="string" office:string-value="-" calcext:value-type="string">
            <text:p>-</text:p>
          </table:table-cell>
          <table:table-cell table:formula="of:=[heu.D30]" office:value-type="string" office:string-value="-" calcext:value-type="string">
            <text:p>-</text:p>
          </table:table-cell>
          <table:table-cell table:formula="of:=[heu.E30]" office:value-type="string" office:string-value="-" calcext:value-type="string">
            <text:p>-</text:p>
          </table:table-cell>
        </table:table-row>
        <table:table-row table:style-name="ro1">
          <table:table-cell table:formula="of:=[heu.A31]" office:value-type="float" office:value="30" calcext:value-type="float">
            <text:p>30</text:p>
          </table:table-cell>
          <table:table-cell table:formula="of:=CONCATENATE(&quot;&lt;img alt='' title='stream' src='box_pushing/problem&quot;;[.A31];&quot;/figs/GIF.gif'&gt;&quot;)" office:value-type="string" office:string-value="&lt;img alt='' title='stream' src='box_pushing/problem30/figs/GIF.gif'&gt;" calcext:value-type="string">
            <text:p>&lt;img alt='' title='stream' src='box_pushing/problem30/figs/GIF.gif'&gt;</text:p>
          </table:table-cell>
          <table:table-cell table:formula="of:=[heu.B31]" office:value-type="float" office:value="1" calcext:value-type="float">
            <text:p>1</text:p>
          </table:table-cell>
          <table:table-cell table:formula="of:=[heu.C31]" office:value-type="float" office:value="325890" calcext:value-type="float">
            <text:p>325890</text:p>
          </table:table-cell>
          <table:table-cell table:formula="of:=[heu.D31]" office:value-type="float" office:value="75" calcext:value-type="float">
            <text:p>75</text:p>
          </table:table-cell>
          <table:table-cell table:formula="of:=[heu.E31]" office:value-type="float" office:value="7.183616" calcext:value-type="float">
            <text:p>7.183616</text:p>
          </table:table-cell>
        </table:table-row>
        <table:table-row table:style-name="ro1">
          <table:table-cell table:formula="of:=[heu.A32]" office:value-type="float" office:value="31" calcext:value-type="float">
            <text:p>31</text:p>
          </table:table-cell>
          <table:table-cell table:formula="of:=CONCATENATE(&quot;&lt;img alt='' title='stream' src='box_pushing/problem&quot;;[.A32];&quot;/figs/GIF.gif'&gt;&quot;)" office:value-type="string" office:string-value="&lt;img alt='' title='stream' src='box_pushing/problem31/figs/GIF.gif'&gt;" calcext:value-type="string">
            <text:p>&lt;img alt='' title='stream' src='box_pushing/problem31/figs/GIF.gif'&gt;</text:p>
          </table:table-cell>
          <table:table-cell table:formula="of:=[heu.B32]" office:value-type="float" office:value="2" calcext:value-type="float">
            <text:p>2</text:p>
          </table:table-cell>
          <table:table-cell table:formula="of:=[heu.C32]" office:value-type="float" office:value="2952634" calcext:value-type="float">
            <text:p>2952634</text:p>
          </table:table-cell>
          <table:table-cell table:formula="of:=[heu.D32]" office:value-type="float" office:value="40" calcext:value-type="float">
            <text:p>40</text:p>
          </table:table-cell>
          <table:table-cell table:formula="of:=[heu.E32]" office:value-type="float" office:value="1185.802001" calcext:value-type="float">
            <text:p>1185.802001</text:p>
          </table:table-cell>
        </table:table-row>
        <table:table-row table:style-name="ro1">
          <table:table-cell table:formula="of:=[heu.A33]" office:value-type="float" office:value="32" calcext:value-type="float">
            <text:p>32</text:p>
          </table:table-cell>
          <table:table-cell table:formula="of:=CONCATENATE(&quot;&lt;img alt='' title='stream' src='box_pushing/problem&quot;;[.A33];&quot;/figs/GIF.gif'&gt;&quot;)" office:value-type="string" office:string-value="&lt;img alt='' title='stream' src='box_pushing/problem32/figs/GIF.gif'&gt;" calcext:value-type="string">
            <text:p>&lt;img alt='' title='stream' src='box_pushing/problem32/figs/GIF.gif'&gt;</text:p>
          </table:table-cell>
          <table:table-cell table:formula="of:=[heu.B33]" office:value-type="float" office:value="3" calcext:value-type="float">
            <text:p>3</text:p>
          </table:table-cell>
          <table:table-cell table:formula="of:=[heu.C33]" office:value-type="string" office:string-value="-" calcext:value-type="string">
            <text:p>-</text:p>
          </table:table-cell>
          <table:table-cell table:formula="of:=[heu.D33]" office:value-type="string" office:string-value="-" calcext:value-type="string">
            <text:p>-</text:p>
          </table:table-cell>
          <table:table-cell table:formula="of:=[heu.E33]" office:value-type="string" office:string-value="-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7:39:35.649337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9:18:07.108423418</meta:creation-date>
    <dc:date>2017-03-18T17:42:20.602081337</dc:date>
    <meta:editing-duration>PT6H38M39S</meta:editing-duration>
    <meta:editing-cycles>49</meta:editing-cycles>
    <meta:generator>LibreOffice/4.2.8.2$Linux_X86_64 LibreOffice_project/420m0$Build-2</meta:generator>
    <meta:document-statistic meta:table-count="5" meta:cell-count="1082" meta:object-count="0"/>
  </office:meta>
</office:document-meta>
</file>